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athJax Main" svg:font-family="'MathJax Main'"/>
    <style:font-face style:name="MathJax Math" svg:font-family="'MathJax Math'"/>
    <style:font-face style:name="Liberation Serif1" svg:font-family="'Liberation Serif'" style:font-family-generic="roman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9494" officeooo:paragraph-rsid="00119494" style:font-weight-asian="bold" style:font-weight-complex="bold"/>
    </style:style>
    <style:style style:name="P2" style:family="paragraph" style:parent-style-name="Standard">
      <style:text-properties fo:font-size="14pt" fo:font-weight="bold" officeooo:rsid="00119494" officeooo:paragraph-rsid="00119494" style:font-weight-asian="bold" style:font-weight-complex="bold"/>
    </style:style>
    <style:style style:name="P3" style:family="paragraph" style:parent-style-name="Standard">
      <style:text-properties officeooo:paragraph-rsid="0014a503"/>
    </style:style>
    <style:style style:name="P4" style:family="paragraph" style:parent-style-name="Standard">
      <style:text-properties fo:font-weight="normal" officeooo:rsid="00119494" officeooo:paragraph-rsid="0014a503" style:font-weight-asian="normal" style:font-weight-complex="normal"/>
    </style:style>
    <style:style style:name="P5" style:family="paragraph" style:parent-style-name="Standard">
      <style:text-properties style:font-name="MathJax Math" fo:font-style="italic" fo:font-weight="normal" officeooo:rsid="00119494" officeooo:paragraph-rsid="00119494" style:font-weight-asian="normal" style:font-weight-complex="normal"/>
    </style:style>
    <style:style style:name="P6" style:family="paragraph" style:parent-style-name="Standard">
      <style:text-properties style:font-name="MathJax Math" fo:font-style="italic" fo:font-weight="normal" officeooo:rsid="0012d095" officeooo:paragraph-rsid="0012d095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5f0750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813c3d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879e93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bfeccf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fo:font-weight="bold" officeooo:rsid="00bfeccf" officeooo:paragraph-rsid="00bfeccf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rsid="0051122a" officeooo:paragraph-rsid="00bfeccf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4f98f5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51122a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51b30c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51df0b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556df0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57b133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595bde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5f0750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6c04f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709a40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781e66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7b9968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7daabe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813c3d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83e527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879e93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9b54fe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9fdb9c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a158c8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a2ee02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a46f6c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a8f812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a9ed9b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aba485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aee828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b10258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b2dd97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bfeccf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c2bf75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c465ca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c65f63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cb8fff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cef2e1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d0db6d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d2fe61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d432da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d61ebc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d7eadc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d87c07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da13f7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dba8e6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paragraph-rsid="00de09d6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rsid="0051122a" officeooo:paragraph-rsid="0051122a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rsid="0051122a" officeooo:paragraph-rsid="0051b30c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rsid="0051122a" officeooo:paragraph-rsid="006baf02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rsid="0051122a" officeooo:paragraph-rsid="00bfeccf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rsid="0051122a" officeooo:paragraph-rsid="00c1c95a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fo:font-weight="bold" officeooo:rsid="00aba485" officeooo:paragraph-rsid="00aba485" style:font-weight-asian="bold" style:font-weight-complex="bold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rsid="009fdb9c" officeooo:paragraph-rsid="009fdb9c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rsid="009fdb9c" officeooo:paragraph-rsid="00a042d1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rsid="009fdb9c" officeooo:paragraph-rsid="00aba485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officeooo:rsid="009fdb9c" officeooo:paragraph-rsid="00ad12ec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style:font-name="Liberation Serif" fo:font-size="12pt" officeooo:paragraph-rsid="00bbf391" style:font-size-asian="12pt" style:font-size-complex="12pt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style:text-position="0% 100%" style:font-name="MathJax Main" fo:font-weight="normal" officeooo:rsid="0051122a" officeooo:paragraph-rsid="0051122a" style:font-weight-asian="normal" style:font-weight-complex="normal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style:text-position="0% 100%" style:font-name="MathJax Main" fo:font-weight="normal" officeooo:rsid="0051122a" officeooo:paragraph-rsid="009fdb9c" style:font-weight-asian="normal" style:font-weight-complex="normal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style:text-position="0% 100%" style:font-name="MathJax Main" fo:font-weight="normal" officeooo:rsid="0051122a" officeooo:paragraph-rsid="00aba485" style:font-weight-asian="normal" style:font-weight-complex="normal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style:text-position="0% 100%" style:font-name="MathJax Main" fo:font-weight="normal" officeooo:rsid="0051122a" officeooo:paragraph-rsid="00b10258" style:font-weight-asian="normal" style:font-weight-complex="normal"/>
    </style:style>
    <style:style style:name="P70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style:text-position="0% 100%" style:font-name="MathJax Main" fo:font-weight="normal" officeooo:rsid="0051122a" officeooo:paragraph-rsid="00b6b733" style:font-weight-asian="normal" style:font-weight-complex="normal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style:text-position="0% 100%" style:font-name="MathJax Main" fo:font-weight="normal" officeooo:rsid="008ed21e" officeooo:paragraph-rsid="00a8f812" style:font-weight-asian="normal" style:font-weight-complex="normal"/>
    </style:style>
    <style:style style:name="P72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style:text-position="0% 100%" style:font-name="MathJax Main" fo:font-weight="normal" officeooo:rsid="008ed21e" officeooo:paragraph-rsid="00aba485" style:font-weight-asian="normal" style:font-weight-complex="normal"/>
    </style:style>
    <style:style style:name="P73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style:text-position="0% 100%" style:font-name="MathJax Main" fo:font-weight="bold" officeooo:rsid="008ed21e" officeooo:paragraph-rsid="009b54fe" style:font-weight-asian="bold" style:font-weight-complex="bold"/>
    </style:style>
    <style:style style:name="P74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Liberation Serif" fo:font-size="12pt" fo:font-weight="bold" officeooo:rsid="001f4449" officeooo:paragraph-rsid="00e2f3b6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Liberation Serif" fo:font-size="12pt" fo:font-weight="bold" officeooo:rsid="003343c2" officeooo:paragraph-rsid="00e2f3b6" style:font-size-asian="12pt" style:font-weight-asian="bold" style:font-size-complex="12pt" style:font-weight-complex="bold"/>
    </style:style>
    <style:style style:name="P76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Liberation Serif" fo:font-size="12pt" fo:font-weight="bold" officeooo:rsid="0034cabd" officeooo:paragraph-rsid="00e2f3b6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Liberation Serif" fo:font-size="34pt" fo:font-weight="bold" officeooo:rsid="003343c2" officeooo:paragraph-rsid="00e2f3b6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Liberation Serif" fo:font-size="24pt" fo:font-weight="bold" officeooo:rsid="003343c2" officeooo:paragraph-rsid="00e2f3b6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e2f3b6"/>
    </style:style>
    <style:style style:name="P80" style:family="paragraph" style:parent-style-name="Text_20_body">
      <style:text-properties style:text-position="0% 100%" fo:font-weight="bold" officeooo:rsid="002a3f93" officeooo:paragraph-rsid="002a3f93" style:font-weight-asian="bold" style:font-weight-complex="bold"/>
    </style:style>
    <style:style style:name="P81" style:family="paragraph" style:parent-style-name="Text_20_body">
      <style:paragraph-properties fo:margin-top="0cm" fo:margin-bottom="0cm" loext:contextual-spacing="false" fo:line-height="100%"/>
      <style:text-properties officeooo:paragraph-rsid="00370e8a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1.3cm" style:auto-text-indent="false" fo:background-color="transparent"/>
      <style:text-properties style:text-position="0% 100%" fo:font-weight="normal" officeooo:rsid="002e378b" officeooo:paragraph-rsid="002e378b" style:font-weight-asian="normal" style:font-weight-complex="normal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1.3cm" style:auto-text-indent="false" fo:background-color="transparent"/>
      <style:text-properties style:text-position="0% 100%" fo:font-weight="bold" officeooo:rsid="002e378b" officeooo:paragraph-rsid="002f96b5" style:font-weight-asian="bold" style:font-weight-complex="bold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style:text-position="0% 100%" fo:font-weight="normal" officeooo:rsid="002db7b7" officeooo:paragraph-rsid="002db7b7" style:font-weight-asian="normal" style:font-weight-complex="normal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style:text-position="0% 100%" fo:font-weight="normal" officeooo:rsid="002db7b7" officeooo:paragraph-rsid="0030e80b" style:font-weight-asian="normal" style:font-weight-complex="normal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style:text-position="0% 100%" fo:font-weight="normal" officeooo:rsid="002db7b7" officeooo:paragraph-rsid="003daaec" style:font-weight-asian="normal" style:font-weight-complex="normal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style:text-position="0% 100%" fo:font-weight="normal" officeooo:rsid="002db7b7" officeooo:paragraph-rsid="00477eae" style:font-weight-asian="normal" style:font-weight-complex="normal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style:text-position="0% 100%" fo:font-weight="normal" officeooo:rsid="002fab21" officeooo:paragraph-rsid="0030e80b" style:font-weight-asian="normal" style:font-weight-complex="normal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style:text-position="0% 100%" fo:font-weight="normal" officeooo:rsid="002fab21" officeooo:paragraph-rsid="003daaec" style:font-weight-asian="normal" style:font-weight-complex="normal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style:text-position="0% 100%" fo:font-weight="bold" officeooo:rsid="002e378b" officeooo:paragraph-rsid="0030e80b" style:font-weight-asian="bold" style:font-weight-complex="bold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style:text-position="0% 100%" fo:font-weight="bold" officeooo:rsid="002e378b" officeooo:paragraph-rsid="003daaec" style:font-weight-asian="bold" style:font-weight-complex="bold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style:text-position="0% 100%" style:font-name="Liberation Serif" fo:font-weight="normal" officeooo:rsid="00496d60" officeooo:paragraph-rsid="00496d60" style:font-weight-asian="normal" style:font-weight-complex="normal"/>
    </style:style>
    <style:style style:name="P93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style:text-position="0% 100%" style:font-name="Liberation Serif" fo:font-weight="normal" officeooo:rsid="002f96b5" officeooo:paragraph-rsid="0030e80b" style:font-weight-asian="normal" style:font-weight-complex="normal"/>
    </style:style>
    <style:style style:name="P94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style:text-position="0% 100%" style:font-name="Liberation Serif" fo:font-weight="normal" officeooo:rsid="002f96b5" officeooo:paragraph-rsid="003daaec" style:font-weight-asian="normal" style:font-weight-complex="normal"/>
    </style:style>
    <style:style style:name="P95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style:text-position="0% 100%" style:font-name="Liberation Serif" fo:font-weight="normal" officeooo:rsid="002f96b5" officeooo:paragraph-rsid="00477eae" style:font-weight-asian="normal" style:font-weight-complex="normal"/>
    </style:style>
    <style:style style:name="P96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style:text-position="0% 100%" style:font-name="Liberation Serif" fo:font-weight="bold" officeooo:rsid="0030e80b" officeooo:paragraph-rsid="0030e80b" style:font-weight-asian="bold" style:font-weight-complex="bold"/>
    </style:style>
    <style:style style:name="P97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style:text-position="0% 100%" style:font-name="Liberation Serif" fo:font-weight="bold" officeooo:rsid="003daaec" officeooo:paragraph-rsid="003daaec" style:font-weight-asian="bold" style:font-weight-complex="bold"/>
    </style:style>
    <style:style style:name="P98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1.3cm" style:auto-text-indent="false" fo:background-color="transparent"/>
      <style:text-properties officeooo:paragraph-rsid="00477eae"/>
    </style:style>
    <style:style style:name="P99" style:family="paragraph" style:parent-style-name="Text_20_body">
      <loext:graphic-properties draw:fill="none"/>
      <style:paragraph-properties fo:margin-left="0cm" fo:margin-right="0cm" fo:margin-top="0.101cm" fo:margin-bottom="0.247cm" loext:contextual-spacing="false" fo:line-height="115%" fo:text-indent="1.3cm" style:auto-text-indent="false" fo:background-color="transparent"/>
      <style:text-properties style:text-position="0% 100%" fo:font-weight="bold" officeooo:rsid="002e378b" officeooo:paragraph-rsid="002fab21" style:font-weight-asian="bold" style:font-weight-complex="bold"/>
    </style:style>
    <style:style style:name="P100" style:family="paragraph" style:parent-style-name="Text_20_body">
      <loext:graphic-properties draw:fill="none"/>
      <style:paragraph-properties fo:margin-left="0cm" fo:margin-right="0cm" fo:margin-top="0.101cm" fo:margin-bottom="0.247cm" loext:contextual-spacing="false" fo:line-height="115%" fo:text-indent="1.3cm" style:auto-text-indent="false" fo:background-color="transparent"/>
      <style:text-properties style:text-position="0% 100%" fo:font-weight="normal" officeooo:rsid="002db7b7" officeooo:paragraph-rsid="002f96b5" style:font-weight-asian="normal" style:font-weight-complex="normal"/>
    </style:style>
    <style:style style:name="P101" style:family="paragraph" style:parent-style-name="Text_20_body">
      <loext:graphic-properties draw:fill="none"/>
      <style:paragraph-properties fo:margin-left="0cm" fo:margin-right="0cm" fo:margin-top="0.101cm" fo:margin-bottom="0.247cm" loext:contextual-spacing="false" fo:line-height="115%" fo:text-indent="1.3cm" style:auto-text-indent="false" fo:background-color="transparent"/>
      <style:text-properties style:text-position="0% 100%" fo:font-weight="normal" officeooo:rsid="002fab21" officeooo:paragraph-rsid="002fab21" style:font-weight-asian="normal" style:font-weight-complex="normal"/>
    </style:style>
    <style:style style:name="P102" style:family="paragraph" style:parent-style-name="Text_20_body">
      <loext:graphic-properties draw:fill="none"/>
      <style:paragraph-properties fo:margin-left="0cm" fo:margin-right="0cm" fo:margin-top="0.101cm" fo:margin-bottom="0.247cm" loext:contextual-spacing="false" fo:line-height="115%" fo:text-indent="1.3cm" style:auto-text-indent="false" fo:background-color="transparent"/>
      <style:text-properties style:text-position="0% 100%" style:font-name="Liberation Serif" fo:font-weight="bold" officeooo:rsid="002f96b5" officeooo:paragraph-rsid="002f96b5" style:font-weight-asian="bold" style:font-weight-complex="bold"/>
    </style:style>
    <style:style style:name="P103" style:family="paragraph" style:parent-style-name="Text_20_body">
      <loext:graphic-properties draw:fill="none"/>
      <style:paragraph-properties fo:margin-left="0cm" fo:margin-right="0cm" fo:margin-top="0.101cm" fo:margin-bottom="0.247cm" loext:contextual-spacing="false" fo:line-height="115%" fo:text-indent="1.3cm" style:auto-text-indent="false" fo:background-color="transparent"/>
      <style:text-properties style:text-position="0% 100%" style:font-name="Liberation Serif" fo:font-weight="normal" officeooo:rsid="002f96b5" officeooo:paragraph-rsid="002f96b5" style:font-weight-asian="normal" style:font-weight-complex="normal"/>
    </style:style>
    <style:style style:name="P104" style:family="paragraph" style:parent-style-name="Text_20_body">
      <loext:graphic-properties draw:fill="none"/>
      <style:paragraph-properties fo:margin-left="1.3cm" fo:margin-right="0cm" fo:margin-top="0cm" fo:margin-bottom="0.146cm" loext:contextual-spacing="false" fo:line-height="100%" fo:text-indent="0cm" style:auto-text-indent="false" fo:background-color="transparent"/>
      <style:text-properties officeooo:paragraph-rsid="002db7b7"/>
    </style:style>
    <style:style style:name="P105" style:family="paragraph" style:parent-style-name="Text_20_body">
      <style:paragraph-properties fo:margin-top="0.101cm" fo:margin-bottom="0.101cm" loext:contextual-spacing="false"/>
      <style:text-properties style:text-position="0% 100%" fo:font-weight="bold" officeooo:rsid="002db7b7" officeooo:paragraph-rsid="002db7b7" style:font-weight-asian="bold" style:font-weight-complex="bold"/>
    </style:style>
    <style:style style:name="P106" style:family="paragraph" style:parent-style-name="Text_20_body">
      <style:paragraph-properties fo:margin-top="0.101cm" fo:margin-bottom="0.101cm" loext:contextual-spacing="false" fo:line-height="100%"/>
      <style:text-properties style:text-position="0% 100%" fo:font-weight="normal" officeooo:rsid="002db7b7" officeooo:paragraph-rsid="003bcea0" style:font-weight-asian="normal" style:font-weight-complex="normal"/>
    </style:style>
    <style:style style:name="P107" style:family="paragraph" style:parent-style-name="Text_20_body">
      <style:paragraph-properties fo:margin-top="0.101cm" fo:margin-bottom="0.101cm" loext:contextual-spacing="false" fo:line-height="100%"/>
      <style:text-properties officeooo:paragraph-rsid="003bcea0"/>
    </style:style>
    <style:style style:name="P108" style:family="paragraph" style:parent-style-name="Standard" style:list-style-name="L2"/>
    <style:style style:name="P109" style:family="paragraph" style:parent-style-name="Text_20_body" style:list-style-name="L5"/>
    <style:style style:name="P110" style:family="paragraph" style:parent-style-name="Text_20_body" style:list-style-name="L1">
      <style:paragraph-properties fo:margin-top="0cm" fo:margin-bottom="0cm" loext:contextual-spacing="false"/>
      <style:text-properties style:font-name="Liberation Serif" fo:font-style="normal" fo:font-weight="normal" officeooo:rsid="0020afb6" officeooo:paragraph-rsid="0020afb6" style:font-style-asian="normal" style:font-weight-asian="normal" style:font-style-complex="normal" style:font-weight-complex="normal"/>
    </style:style>
    <style:style style:name="P111" style:family="paragraph" style:parent-style-name="Text_20_body" style:list-style-name="L4">
      <style:paragraph-properties fo:margin-top="0cm" fo:margin-bottom="0cm" loext:contextual-spacing="false"/>
      <style:text-properties style:font-name="Liberation Serif"/>
    </style:style>
    <style:style style:name="P112" style:family="paragraph" style:parent-style-name="Text_20_body" style:list-style-name="L2">
      <style:paragraph-properties fo:margin-top="0cm" fo:margin-bottom="0cm" loext:contextual-spacing="false"/>
      <style:text-properties officeooo:paragraph-rsid="001ec2ab"/>
    </style:style>
    <style:style style:name="P113" style:family="paragraph" style:parent-style-name="Text_20_body" style:list-style-name="L3">
      <style:paragraph-properties fo:margin-top="0cm" fo:margin-bottom="0cm" loext:contextual-spacing="false"/>
    </style:style>
    <style:style style:name="P114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fo:font-weight="bold" officeooo:rsid="00bbf391" officeooo:paragraph-rsid="00bfeccf" style:font-weight-asian="bold" style:font-weight-complex="bold"/>
    </style:style>
    <style:style style:name="P115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15%" fo:text-indent="0cm" style:auto-text-indent="false" fo:background-color="transparent"/>
      <style:text-properties fo:font-size="14pt" fo:font-weight="bold" officeooo:rsid="00ef3ab2" officeooo:paragraph-rsid="00ef3ab2" style:font-weight-asian="bold" style:font-weight-complex="bold"/>
    </style:style>
    <style:style style:name="P116" style:family="paragraph" style:parent-style-name="Text_20_body" style:list-style-name="L6">
      <loext:graphic-properties draw:fill="none"/>
      <style:paragraph-properties fo:margin-top="0cm" fo:margin-bottom="0.146cm" loext:contextual-spacing="false" fo:line-height="115%" fo:background-color="transparent"/>
      <style:text-properties fo:font-size="12pt" fo:font-weight="normal" officeooo:rsid="00f26c8d" officeooo:paragraph-rsid="00f26c8d" style:font-weight-asian="normal" style:font-weight-complex="normal"/>
    </style:style>
    <style:style style:name="T1" style:family="text">
      <style:text-properties style:font-name="MathJax Math" fo:font-style="italic"/>
    </style:style>
    <style:style style:name="T2" style:family="text">
      <style:text-properties fo:font-weight="normal" officeooo:rsid="00119494" style:font-weight-asian="normal" style:font-weight-complex="normal"/>
    </style:style>
    <style:style style:name="T3" style:family="text">
      <style:text-properties style:font-name="MathJax Main"/>
    </style:style>
    <style:style style:name="T4" style:family="text">
      <style:text-properties style:font-name="MathJax Main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MathJax Main"/>
    </style:style>
    <style:style style:name="T8" style:family="text">
      <style:text-properties style:text-position="sub 58%" style:font-name="MathJax Main" fo:font-weight="normal" style:font-weight-asian="normal" style:font-weight-complex="normal"/>
    </style:style>
    <style:style style:name="T9" style:family="text">
      <style:text-properties style:text-position="sub 58%" style:font-name="MathJax Math" fo:font-style="italic"/>
    </style:style>
    <style:style style:name="T10" style:family="text">
      <style:text-properties style:text-position="sub 58%" style:font-name="Liberation Serif1"/>
    </style:style>
    <style:style style:name="T11" style:family="text">
      <style:text-properties style:text-position="sub 58%" style:font-name="Liberation Serif1" officeooo:rsid="002f96b5"/>
    </style:style>
    <style:style style:name="T12" style:family="text">
      <style:text-properties style:text-position="sub 58%" style:font-name="Liberation Serif1" officeooo:rsid="002fab21"/>
    </style:style>
    <style:style style:name="T13" style:family="text">
      <style:text-properties style:text-position="sub 58%" style:font-name="Liberation Serif1" officeooo:rsid="003f91c6"/>
    </style:style>
    <style:style style:name="T14" style:family="text">
      <style:text-properties style:text-position="sub 58%" style:font-name="Liberation Serif1" officeooo:rsid="00414090"/>
    </style:style>
    <style:style style:name="T15" style:family="text">
      <style:text-properties style:text-position="sub 58%" style:font-name="Liberation Serif1" fo:font-weight="normal" officeooo:rsid="0051122a" style:font-weight-asian="normal" style:font-weight-complex="normal"/>
    </style:style>
    <style:style style:name="T16" style:family="text">
      <style:text-properties style:text-position="sub 58%" style:font-name="Liberation Serif1" fo:font-weight="normal" officeooo:rsid="0051b30c" style:font-weight-asian="normal" style:font-weight-complex="normal"/>
    </style:style>
    <style:style style:name="T17" style:family="text">
      <style:text-properties style:text-position="sub 58%" style:font-name="Liberation Serif1" fo:font-weight="normal" officeooo:rsid="0053ba85" style:font-weight-asian="normal" style:font-weight-complex="normal"/>
    </style:style>
    <style:style style:name="T18" style:family="text">
      <style:text-properties style:text-position="sub 58%" style:font-name="Liberation Serif1" fo:font-weight="normal" officeooo:rsid="0053d3b2" style:font-weight-asian="normal" style:font-weight-complex="normal"/>
    </style:style>
    <style:style style:name="T19" style:family="text">
      <style:text-properties style:text-position="sub 58%" style:font-name="Liberation Serif1" fo:font-weight="normal" officeooo:rsid="0057b133" style:font-weight-asian="normal" style:font-weight-complex="normal"/>
    </style:style>
    <style:style style:name="T20" style:family="text">
      <style:text-properties style:text-position="sub 58%" style:font-name="Liberation Serif1" fo:font-weight="normal" officeooo:rsid="005d3aac" style:font-weight-asian="normal" style:font-weight-complex="normal"/>
    </style:style>
    <style:style style:name="T21" style:family="text">
      <style:text-properties style:text-position="sub 58%" style:font-name="Liberation Serif1" fo:font-weight="normal" officeooo:rsid="0066c694" style:font-weight-asian="normal" style:font-weight-complex="normal"/>
    </style:style>
    <style:style style:name="T22" style:family="text">
      <style:text-properties style:text-position="sub 58%" style:font-name="Liberation Serif1" fo:font-weight="normal" officeooo:rsid="0093f481" style:font-weight-asian="normal" style:font-weight-complex="normal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15c2b4"/>
    </style:style>
    <style:style style:name="T25" style:family="text">
      <style:text-properties style:font-name="Liberation Serif" officeooo:rsid="001c2ce6"/>
    </style:style>
    <style:style style:name="T26" style:family="text">
      <style:text-properties style:font-name="Liberation Serif" officeooo:rsid="0020afb6"/>
    </style:style>
    <style:style style:name="T27" style:family="text">
      <style:text-properties style:font-name="Liberation Serif" officeooo:rsid="00225685"/>
    </style:style>
    <style:style style:name="T28" style:family="text">
      <style:text-properties style:font-name="Liberation Serif" officeooo:rsid="00243c46"/>
    </style:style>
    <style:style style:name="T29" style:family="text">
      <style:text-properties style:font-name="Liberation Serif" officeooo:rsid="0024fc45"/>
    </style:style>
    <style:style style:name="T30" style:family="text">
      <style:text-properties style:font-name="Liberation Serif" officeooo:rsid="002e378b"/>
    </style:style>
    <style:style style:name="T31" style:family="text">
      <style:text-properties style:font-name="Liberation Serif" officeooo:rsid="002db7b7"/>
    </style:style>
    <style:style style:name="T32" style:family="text">
      <style:text-properties style:font-name="Liberation Serif" officeooo:rsid="002f96b5"/>
    </style:style>
    <style:style style:name="T33" style:family="text">
      <style:text-properties style:font-name="Liberation Serif" officeooo:rsid="002fab21"/>
    </style:style>
    <style:style style:name="T34" style:family="text">
      <style:text-properties style:font-name="Liberation Serif" officeooo:rsid="003daaec"/>
    </style:style>
    <style:style style:name="T35" style:family="text">
      <style:text-properties style:font-name="Liberation Serif" officeooo:rsid="003ef428"/>
    </style:style>
    <style:style style:name="T36" style:family="text">
      <style:text-properties style:font-name="Liberation Serif" fo:font-size="34pt" fo:font-weight="bold" officeooo:rsid="003343c2" style:font-size-asian="12pt" style:font-weight-asian="bold" style:font-size-complex="12pt" style:font-weight-complex="bold"/>
    </style:style>
    <style:style style:name="T37" style:family="text">
      <style:text-properties style:font-name="Liberation Serif" fo:font-size="34pt" fo:font-weight="bold" officeooo:rsid="00e6d25d" style:font-size-asian="12pt" style:font-weight-asian="bold" style:font-size-complex="12pt" style:font-weight-complex="bold"/>
    </style:style>
    <style:style style:name="T38" style:family="text">
      <style:text-properties style:text-position="super 58%" style:font-name="Liberation Serif" officeooo:rsid="00243c46"/>
    </style:style>
    <style:style style:name="T39" style:family="text">
      <style:text-properties style:text-position="super 58%" style:font-name="Liberation Serif" officeooo:rsid="0024f543"/>
    </style:style>
    <style:style style:name="T40" style:family="text">
      <style:text-properties style:text-position="super 58%" style:font-name="Liberation Serif" officeooo:rsid="0024fc45"/>
    </style:style>
    <style:style style:name="T41" style:family="text">
      <style:text-properties style:text-position="super 58%" style:font-name="Liberation Serif1" fo:font-weight="normal" officeooo:rsid="002db7b7" style:font-weight-asian="normal" style:font-weight-complex="normal"/>
    </style:style>
    <style:style style:name="T42" style:family="text">
      <style:text-properties style:text-position="super 58%" style:font-name="MathJax Main"/>
    </style:style>
    <style:style style:name="T43" style:family="text">
      <style:text-properties style:text-position="0% 100%" style:font-name="Liberation Serif"/>
    </style:style>
    <style:style style:name="T44" style:family="text">
      <style:text-properties style:text-position="0% 100%" style:font-name="Liberation Serif" officeooo:rsid="0020afb6"/>
    </style:style>
    <style:style style:name="T45" style:family="text">
      <style:text-properties style:text-position="0% 100%" style:font-name="Liberation Serif" officeooo:rsid="00243c46"/>
    </style:style>
    <style:style style:name="T46" style:family="text">
      <style:text-properties style:text-position="0% 100%" style:font-name="Liberation Serif" officeooo:rsid="0024f543"/>
    </style:style>
    <style:style style:name="T47" style:family="text">
      <style:text-properties style:text-position="0% 100%" style:font-name="Liberation Serif" officeooo:rsid="0024fc45"/>
    </style:style>
    <style:style style:name="T48" style:family="text">
      <style:text-properties style:text-position="0% 100%" style:font-name="Liberation Serif" fo:font-size="12pt" fo:font-weight="normal" officeooo:rsid="002a3f93" style:font-size-asian="12pt" style:font-weight-asian="normal" style:font-size-complex="12pt" style:font-weight-complex="normal"/>
    </style:style>
    <style:style style:name="T49" style:family="text">
      <style:text-properties style:text-position="0% 100%" style:font-name="Liberation Serif" fo:font-size="12pt" fo:font-weight="normal" officeooo:rsid="00bbf391" style:font-size-asian="12pt" style:font-weight-asian="normal" style:font-size-complex="12pt" style:font-weight-complex="normal"/>
    </style:style>
    <style:style style:name="T50" style:family="text">
      <style:text-properties style:text-position="0% 100%" style:font-name="Liberation Serif" fo:font-size="12pt" fo:font-weight="normal" officeooo:rsid="00c308ab" style:font-size-asian="12pt" style:font-weight-asian="normal" style:font-size-complex="12pt" style:font-weight-complex="normal"/>
    </style:style>
    <style:style style:name="T51" style:family="text">
      <style:text-properties style:text-position="0% 100%" style:font-name="Liberation Serif" fo:font-size="12pt" fo:font-weight="normal" officeooo:rsid="00cd5613" style:font-size-asian="12pt" style:font-weight-asian="normal" style:font-size-complex="12pt" style:font-weight-complex="normal"/>
    </style:style>
    <style:style style:name="T52" style:family="text">
      <style:text-properties style:text-position="0% 100%" style:font-name="Liberation Serif" fo:font-size="12pt" fo:font-weight="normal" officeooo:rsid="00d0db6d" style:font-size-asian="12pt" style:font-weight-asian="normal" style:font-size-complex="12pt" style:font-weight-complex="normal"/>
    </style:style>
    <style:style style:name="T53" style:family="text">
      <style:text-properties style:text-position="0% 100%" style:font-name="Liberation Serif" fo:font-size="12pt" fo:font-weight="normal" officeooo:rsid="00d432da" style:font-size-asian="12pt" style:font-weight-asian="normal" style:font-size-complex="12pt" style:font-weight-complex="normal"/>
    </style:style>
    <style:style style:name="T54" style:family="text">
      <style:text-properties style:text-position="0% 100%" style:font-name="Liberation Serif" fo:font-size="12pt" fo:font-weight="normal" officeooo:rsid="00d7eadc" style:font-size-asian="12pt" style:font-weight-asian="normal" style:font-size-complex="12pt" style:font-weight-complex="normal"/>
    </style:style>
    <style:style style:name="T55" style:family="text">
      <style:text-properties style:text-position="0% 100%" style:font-name="Liberation Serif" fo:font-size="12pt" fo:font-weight="normal" officeooo:rsid="00db65f5" style:font-size-asian="12pt" style:font-weight-asian="normal" style:font-size-complex="12pt" style:font-weight-complex="normal"/>
    </style:style>
    <style:style style:name="T56" style:family="text">
      <style:text-properties style:text-position="0% 100%" style:font-name="Liberation Serif" fo:font-size="12pt" fo:font-weight="normal" officeooo:rsid="00de09d6" style:font-size-asian="12pt" style:font-weight-asian="normal" style:font-size-complex="12pt" style:font-weight-complex="normal"/>
    </style:style>
    <style:style style:name="T57" style:family="text">
      <style:text-properties style:text-position="0% 100%" style:font-name="Liberation Serif" fo:font-weight="bold" style:font-weight-asian="bold" style:font-weight-complex="bold"/>
    </style:style>
    <style:style style:name="T58" style:family="text">
      <style:text-properties style:text-position="0% 100%" style:font-name="Liberation Serif" fo:font-weight="bold" officeooo:rsid="003daaec" style:font-weight-asian="bold" style:font-weight-complex="bold"/>
    </style:style>
    <style:style style:name="T59" style:family="text">
      <style:text-properties style:text-position="0% 100%" style:font-name="Liberation Serif" fo:font-weight="bold" officeooo:rsid="00496d60" style:font-weight-asian="bold" style:font-weight-complex="bold"/>
    </style:style>
    <style:style style:name="T60" style:family="text">
      <style:text-properties style:text-position="0% 100%" style:font-name="Liberation Serif" fo:font-weight="bold" officeooo:rsid="004d8b14" style:font-weight-asian="bold" style:font-weight-complex="bold"/>
    </style:style>
    <style:style style:name="T61" style:family="text">
      <style:text-properties style:text-position="0% 100%" style:font-name="Liberation Serif" fo:font-weight="bold" officeooo:rsid="002a3f93" style:font-weight-asian="bold" style:font-weight-complex="bold"/>
    </style:style>
    <style:style style:name="T62" style:family="text">
      <style:text-properties style:text-position="0% 100%" style:font-name="Liberation Serif" fo:font-weight="bold" officeooo:rsid="002c4ce1" style:font-weight-asian="bold" style:font-weight-complex="bold"/>
    </style:style>
    <style:style style:name="T63" style:family="text">
      <style:text-properties style:text-position="0% 100%" style:font-name="Liberation Serif" fo:font-weight="bold" officeooo:rsid="0051b30c" style:font-weight-asian="bold" style:font-weight-complex="bold"/>
    </style:style>
    <style:style style:name="T64" style:family="text">
      <style:text-properties style:text-position="0% 100%" style:font-name="Liberation Serif" fo:font-weight="normal" style:font-weight-asian="normal" style:font-weight-complex="normal"/>
    </style:style>
    <style:style style:name="T65" style:family="text">
      <style:text-properties style:text-position="0% 100%" style:font-name="Liberation Serif" fo:font-weight="normal" officeooo:rsid="002db7b7" style:font-weight-asian="normal" style:font-weight-complex="normal"/>
    </style:style>
    <style:style style:name="T66" style:family="text">
      <style:text-properties style:text-position="0% 100%" style:font-name="Liberation Serif" fo:font-weight="normal" officeooo:rsid="002a3f93" style:font-weight-asian="normal" style:font-weight-complex="normal"/>
    </style:style>
    <style:style style:name="T67" style:family="text">
      <style:text-properties style:text-position="0% 100%" style:font-name="Liberation Serif" fo:font-weight="normal" officeooo:rsid="002c4ce1" style:font-weight-asian="normal" style:font-weight-complex="normal"/>
    </style:style>
    <style:style style:name="T68" style:family="text">
      <style:text-properties style:text-position="0% 100%" style:font-name="Liberation Serif" fo:font-weight="normal" officeooo:rsid="0051122a" style:font-weight-asian="normal" style:font-weight-complex="normal"/>
    </style:style>
    <style:style style:name="T69" style:family="text">
      <style:text-properties style:text-position="0% 100%" style:font-name="Liberation Serif" fo:font-weight="normal" officeooo:rsid="00bfeccf" style:font-weight-asian="normal" style:font-weight-complex="normal"/>
    </style:style>
    <style:style style:name="T70" style:family="text">
      <style:text-properties style:text-position="0% 100%" style:font-name="Liberation Serif" officeooo:rsid="00bfeccf"/>
    </style:style>
    <style:style style:name="T71" style:family="text">
      <style:text-properties style:text-position="0% 100%" style:font-name="Liberation Serif1" fo:font-weight="normal" style:font-weight-asian="normal" style:font-weight-complex="normal"/>
    </style:style>
    <style:style style:name="T72" style:family="text">
      <style:text-properties style:text-position="0% 100%" style:font-name="Liberation Serif1" fo:font-weight="normal" officeooo:rsid="002db7b7" style:font-weight-asian="normal" style:font-weight-complex="normal"/>
    </style:style>
    <style:style style:name="T73" style:family="text">
      <style:text-properties style:text-position="0% 100%" style:font-name="Liberation Serif1" fo:font-weight="normal" officeooo:rsid="0051122a" style:font-weight-asian="normal" style:font-weight-complex="normal"/>
    </style:style>
    <style:style style:name="T74" style:family="text">
      <style:text-properties style:text-position="0% 100%" style:font-name="Liberation Serif1" fo:font-weight="normal" officeooo:rsid="0051b30c" style:font-weight-asian="normal" style:font-weight-complex="normal"/>
    </style:style>
    <style:style style:name="T75" style:family="text">
      <style:text-properties style:text-position="0% 100%" style:font-name="Liberation Serif1" fo:font-weight="normal" officeooo:rsid="005d3aac" style:font-weight-asian="normal" style:font-weight-complex="normal"/>
    </style:style>
    <style:style style:name="T76" style:family="text">
      <style:text-properties style:text-position="0% 100%" style:font-name="Liberation Serif1" fo:font-weight="bold" officeooo:rsid="002db7b7" style:font-weight-asian="bold" style:font-weight-complex="bold"/>
    </style:style>
    <style:style style:name="T77" style:family="text">
      <style:text-properties style:text-position="0% 100%" style:font-name="Liberation Serif1" fo:font-weight="bold" officeooo:rsid="002f96b5" style:font-weight-asian="bold" style:font-weight-complex="bold"/>
    </style:style>
    <style:style style:name="T78" style:family="text">
      <style:text-properties style:text-position="0% 100%" fo:font-weight="bold" style:font-weight-asian="bold" style:font-weight-complex="bold"/>
    </style:style>
    <style:style style:name="T79" style:family="text">
      <style:text-properties style:text-position="0% 100%" fo:font-weight="bold" officeooo:rsid="008ed21e" style:font-weight-asian="bold" style:font-weight-complex="bold"/>
    </style:style>
    <style:style style:name="T80" style:family="text">
      <style:text-properties style:text-position="0% 100%" fo:font-weight="bold" officeooo:rsid="00bbf391" style:font-weight-asian="bold" style:font-weight-complex="bold"/>
    </style:style>
    <style:style style:name="T81" style:family="text">
      <style:text-properties style:text-position="0% 100%" style:font-name="MathJax Main"/>
    </style:style>
    <style:style style:name="T82" style:family="text">
      <style:text-properties style:text-position="0% 100%" style:font-name="MathJax Main" fo:font-weight="bold" style:font-weight-asian="bold" style:font-weight-complex="bold"/>
    </style:style>
    <style:style style:name="T83" style:family="text">
      <style:text-properties style:text-position="0% 100%" style:font-name="MathJax Main" fo:font-weight="bold" officeooo:rsid="0051b30c" style:font-weight-asian="bold" style:font-weight-complex="bold"/>
    </style:style>
    <style:style style:name="T84" style:family="text">
      <style:text-properties style:text-position="0% 100%" style:font-name="MathJax Main" fo:font-weight="bold" officeooo:rsid="0051df0b" style:font-weight-asian="bold" style:font-weight-complex="bold"/>
    </style:style>
    <style:style style:name="T85" style:family="text">
      <style:text-properties style:text-position="0% 100%" style:font-name="MathJax Main" fo:font-weight="bold" officeooo:rsid="0057b133" style:font-weight-asian="bold" style:font-weight-complex="bold"/>
    </style:style>
    <style:style style:name="T86" style:family="text">
      <style:text-properties style:text-position="0% 100%" style:font-name="MathJax Main" fo:font-weight="bold" officeooo:rsid="005f0750" style:font-weight-asian="bold" style:font-weight-complex="bold"/>
    </style:style>
    <style:style style:name="T87" style:family="text">
      <style:text-properties style:text-position="0% 100%" style:font-name="MathJax Main" fo:font-weight="bold" officeooo:rsid="00813c3d" style:font-weight-asian="bold" style:font-weight-complex="bold"/>
    </style:style>
    <style:style style:name="T88" style:family="text">
      <style:text-properties style:text-position="0% 100%" style:font-name="MathJax Main" fo:font-weight="bold" officeooo:rsid="008ed21e" style:font-weight-asian="bold" style:font-weight-complex="bold"/>
    </style:style>
    <style:style style:name="T89" style:family="text">
      <style:text-properties style:text-position="0% 100%" style:font-name="MathJax Main" fo:font-weight="bold" officeooo:rsid="00982ef4" style:font-weight-asian="bold" style:font-weight-complex="bold"/>
    </style:style>
    <style:style style:name="T90" style:family="text">
      <style:text-properties style:text-position="0% 100%" style:font-name="MathJax Main" fo:font-weight="bold" officeooo:rsid="009b54fe" style:font-weight-asian="bold" style:font-weight-complex="bold"/>
    </style:style>
    <style:style style:name="T91" style:family="text">
      <style:text-properties style:text-position="0% 100%" style:font-name="MathJax Main" fo:font-weight="bold" officeooo:rsid="009e08c6" style:font-weight-asian="bold" style:font-weight-complex="bold"/>
    </style:style>
    <style:style style:name="T92" style:family="text">
      <style:text-properties style:text-position="0% 100%" style:font-name="MathJax Main" fo:font-weight="bold" officeooo:rsid="00a9ed9b" style:font-weight-asian="bold" style:font-weight-complex="bold"/>
    </style:style>
    <style:style style:name="T93" style:family="text">
      <style:text-properties style:text-position="0% 100%" style:font-name="MathJax Main" fo:font-weight="bold" officeooo:rsid="00aab0f1" style:font-weight-asian="bold" style:font-weight-complex="bold"/>
    </style:style>
    <style:style style:name="T94" style:family="text">
      <style:text-properties style:text-position="0% 100%" style:font-name="MathJax Main" fo:font-weight="normal" style:font-weight-asian="normal" style:font-weight-complex="normal"/>
    </style:style>
    <style:style style:name="T95" style:family="text">
      <style:text-properties style:text-position="0% 100%" style:font-name="MathJax Main" fo:font-weight="normal" officeooo:rsid="0051122a" style:font-weight-asian="normal" style:font-weight-complex="normal"/>
    </style:style>
    <style:style style:name="T96" style:family="text">
      <style:text-properties style:text-position="0% 100%" style:font-name="MathJax Main" fo:font-weight="normal" officeooo:rsid="0051b30c" style:font-weight-asian="normal" style:font-weight-complex="normal"/>
    </style:style>
    <style:style style:name="T97" style:family="text">
      <style:text-properties style:text-position="0% 100%" style:font-name="MathJax Main" fo:font-weight="normal" officeooo:rsid="0053d3b2" style:font-weight-asian="normal" style:font-weight-complex="normal"/>
    </style:style>
    <style:style style:name="T98" style:family="text">
      <style:text-properties style:text-position="0% 100%" style:font-name="MathJax Main" fo:font-weight="normal" officeooo:rsid="0057b133" style:font-weight-asian="normal" style:font-weight-complex="normal"/>
    </style:style>
    <style:style style:name="T99" style:family="text">
      <style:text-properties style:text-position="0% 100%" style:font-name="MathJax Main" fo:font-weight="normal" officeooo:rsid="005852ff" style:font-weight-asian="normal" style:font-weight-complex="normal"/>
    </style:style>
    <style:style style:name="T100" style:family="text">
      <style:text-properties style:text-position="0% 100%" style:font-name="MathJax Main" fo:font-weight="normal" officeooo:rsid="00607c50" style:font-weight-asian="normal" style:font-weight-complex="normal"/>
    </style:style>
    <style:style style:name="T101" style:family="text">
      <style:text-properties style:text-position="0% 100%" style:font-name="MathJax Main" fo:font-weight="normal" officeooo:rsid="0066c694" style:font-weight-asian="normal" style:font-weight-complex="normal"/>
    </style:style>
    <style:style style:name="T102" style:family="text">
      <style:text-properties style:text-position="0% 100%" style:font-name="MathJax Main" fo:font-weight="normal" officeooo:rsid="006c04fd" style:font-weight-asian="normal" style:font-weight-complex="normal"/>
    </style:style>
    <style:style style:name="T103" style:family="text">
      <style:text-properties style:text-position="0% 100%" style:font-name="MathJax Main" fo:font-weight="normal" officeooo:rsid="006ddc41" style:font-weight-asian="normal" style:font-weight-complex="normal"/>
    </style:style>
    <style:style style:name="T104" style:family="text">
      <style:text-properties style:text-position="0% 100%" style:font-name="MathJax Main" fo:font-weight="normal" officeooo:rsid="007137e6" style:font-weight-asian="normal" style:font-weight-complex="normal"/>
    </style:style>
    <style:style style:name="T105" style:family="text">
      <style:text-properties style:text-position="0% 100%" style:font-name="MathJax Main" fo:font-weight="normal" officeooo:rsid="0072f800" style:font-weight-asian="normal" style:font-weight-complex="normal"/>
    </style:style>
    <style:style style:name="T106" style:family="text">
      <style:text-properties style:text-position="0% 100%" style:font-name="MathJax Main" fo:font-weight="normal" officeooo:rsid="0074ded7" style:font-weight-asian="normal" style:font-weight-complex="normal"/>
    </style:style>
    <style:style style:name="T107" style:family="text">
      <style:text-properties style:text-position="0% 100%" style:font-name="MathJax Main" fo:font-weight="normal" officeooo:rsid="008612d5" style:font-weight-asian="normal" style:font-weight-complex="normal"/>
    </style:style>
    <style:style style:name="T108" style:family="text">
      <style:text-properties style:text-position="0% 100%" style:font-name="MathJax Main" fo:font-weight="normal" officeooo:rsid="008dce36" style:font-weight-asian="normal" style:font-weight-complex="normal"/>
    </style:style>
    <style:style style:name="T109" style:family="text">
      <style:text-properties style:text-position="0% 100%" style:font-name="MathJax Main" fo:font-weight="normal" officeooo:rsid="008ed21e" style:font-weight-asian="normal" style:font-weight-complex="normal"/>
    </style:style>
    <style:style style:name="T110" style:family="text">
      <style:text-properties style:text-position="0% 100%" style:font-name="MathJax Main" fo:font-weight="normal" officeooo:rsid="009b54fe" style:font-weight-asian="normal" style:font-weight-complex="normal"/>
    </style:style>
    <style:style style:name="T111" style:family="text">
      <style:text-properties style:text-position="0% 100%" style:font-name="MathJax Main" fo:font-weight="normal" officeooo:rsid="009e08c6" style:font-weight-asian="normal" style:font-weight-complex="normal"/>
    </style:style>
    <style:style style:name="T112" style:family="text">
      <style:text-properties style:text-position="0% 100%" style:font-name="MathJax Main" fo:font-weight="normal" officeooo:rsid="00a158c8" style:font-weight-asian="normal" style:font-weight-complex="normal"/>
    </style:style>
    <style:style style:name="T113" style:family="text">
      <style:text-properties style:text-position="0% 100%" style:font-name="MathJax Main" fo:font-weight="normal" officeooo:rsid="00a46f6c" style:font-weight-asian="normal" style:font-weight-complex="normal"/>
    </style:style>
    <style:style style:name="T114" style:family="text">
      <style:text-properties style:text-position="0% 100%" style:font-name="MathJax Main" fo:font-weight="normal" officeooo:rsid="00a751d3" style:font-weight-asian="normal" style:font-weight-complex="normal"/>
    </style:style>
    <style:style style:name="T115" style:family="text">
      <style:text-properties style:text-position="0% 100%" style:font-name="MathJax Main" fo:font-weight="normal" officeooo:rsid="00a7c0a0" style:font-weight-asian="normal" style:font-weight-complex="normal"/>
    </style:style>
    <style:style style:name="T116" style:family="text">
      <style:text-properties style:text-position="0% 100%" style:font-name="MathJax Main" fo:font-weight="normal" officeooo:rsid="009fdb9c" style:font-weight-asian="normal" style:font-weight-complex="normal"/>
    </style:style>
    <style:style style:name="T117" style:family="text">
      <style:text-properties style:text-position="0% 100%" style:font-name="MathJax Main" fo:font-weight="normal" officeooo:rsid="00aab0f1" style:font-weight-asian="normal" style:font-weight-complex="normal"/>
    </style:style>
    <style:style style:name="T118" style:family="text">
      <style:text-properties style:text-position="0% 100%" style:font-name="MathJax Main" fo:font-weight="normal" officeooo:rsid="00ad12ec" style:font-weight-asian="normal" style:font-weight-complex="normal"/>
    </style:style>
    <style:style style:name="T119" style:family="text">
      <style:text-properties style:text-position="0% 100%" style:font-name="MathJax Main" officeooo:rsid="008ed21e"/>
    </style:style>
    <style:style style:name="T120" style:family="text">
      <style:text-properties style:text-position="0% 100%" style:font-name="MathJax Main" officeooo:rsid="00aab0f1"/>
    </style:style>
    <style:style style:name="T121" style:family="text">
      <style:text-properties officeooo:rsid="002c4ce1"/>
    </style:style>
    <style:style style:name="T122" style:family="text">
      <style:text-properties style:font-name="Liberation Serif1"/>
    </style:style>
    <style:style style:name="T123" style:family="text">
      <style:text-properties style:font-name="Liberation Serif1" officeooo:rsid="002db7b7"/>
    </style:style>
    <style:style style:name="T124" style:family="text">
      <style:text-properties style:font-name="Liberation Serif1" officeooo:rsid="002f96b5"/>
    </style:style>
    <style:style style:name="T125" style:family="text">
      <style:text-properties officeooo:rsid="003343c2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Name: Gavali Deshabhakt Nagnath<text:tab/><text:tab/> <text:s text:c="5"/>Subject: Selected Topics in Graph Theory</text:p>
      <text:p text:style-name="P76">Roll No.: 202CD005<text:tab/><text:tab/><text:tab/><text:tab/><text:tab/> <text:s text:c="5"/><text:span text:style-name="T125">Course Instructor: Dr. Shyam </text:span>Kamath</text:p>
      <text:p text:style-name="P77"/>
      <text:p text:style-name="P78"/>
      <text:p text:style-name="P79"><text:span text:style-name="T36">Assignment Number: </text:span><text:span text:style-name="T37">4</text:span></text:p>
      <text:p text:style-name="P74"/>
      <text:p text:style-name="P74"/>
      <text:p text:style-name="P74"/>
      <text:p text:style-name="P74"/>
      <text:p text:style-name="P2">Havel Hakimi Theorem:</text:p>
      <text:p text:style-name="P1"/>
      <text:p text:style-name="P4">It states that,</text:p>
      <text:p text:style-name="P3"><text:span text:style-name="T2"><text:tab/>‘</text:span>The non-increasing sequence<text:bookmark text:name="MathJax-Element-1-Frame"/><text:bookmark text:name="MathJax-Span-1"/><text:bookmark text:name="MathJax-Span-2"/><text:bookmark text:name="MathJax-Span-3"/> <text:span text:style-name="T3">(</text:span><text:bookmark text:name="MathJax-Span-4"/><text:bookmark text:name="MathJax-Span-5"/><text:span text:style-name="T1">d</text:span><text:bookmark text:name="MathJax-Span-6"/><text:span text:style-name="T8">1</text:span><text:bookmark text:name="MathJax-Span-7"/><text:span text:style-name="T3">,</text:span><text:bookmark text:name="MathJax-Span-8"/><text:bookmark text:name="MathJax-Span-9"/><text:span text:style-name="T1">d</text:span><text:bookmark text:name="MathJax-Span-10"/><text:span text:style-name="T7">2</text:span><text:bookmark text:name="MathJax-Span-11"/><text:span text:style-name="T3">,</text:span><text:bookmark text:name="MathJax-Span-12"/><text:span text:style-name="T3">.</text:span><text:bookmark text:name="MathJax-Span-13"/><text:span text:style-name="T3">.</text:span><text:bookmark text:name="MathJax-Span-14"/><text:span text:style-name="T3">.</text:span><text:bookmark text:name="MathJax-Span-15"/><text:span text:style-name="T3">,</text:span><text:bookmark text:name="MathJax-Span-16"/><text:bookmark text:name="MathJax-Span-17"/><text:span text:style-name="T1">d</text:span><text:bookmark text:name="MathJax-Span-18"/><text:span text:style-name="T9">n</text:span><text:bookmark text:name="MathJax-Span-19"/><text:span text:style-name="T3">) </text:span>is graphic if and only if the sequence <text:bookmark text:name="MathJax-Element-2-Frame"/><text:bookmark text:name="MathJax-Span-20"/><text:s/><text:span text:style-name="T3">(</text:span><text:bookmark text:name="MathJax-Span-23"/><text:bookmark text:name="MathJax-Span-24"/><text:span text:style-name="T1">d</text:span><text:bookmark text:name="MathJax-Span-25"/><text:span text:style-name="T7">2</text:span><text:bookmark text:name="MathJax-Span-26"/><text:span text:style-name="T6">−</text:span><text:bookmark text:name="MathJax-Span-27"/><text:span text:style-name="T7">1</text:span><text:bookmark text:name="MathJax-Span-28"/><text:span text:style-name="T3">,</text:span><text:bookmark text:name="MathJax-Span-29"/><text:bookmark text:name="MathJax-Span-30"/><text:span text:style-name="T3"> </text:span><text:span text:style-name="T1">d</text:span><text:bookmark text:name="MathJax-Span-31"/><text:span text:style-name="T7">3</text:span><text:bookmark text:name="MathJax-Span-32"/><text:span text:style-name="T6">−</text:span><text:bookmark text:name="MathJax-Span-33"/><text:span text:style-name="T7">1</text:span><text:bookmark text:name="MathJax-Span-34"/><text:span text:style-name="T3">,</text:span><text:bookmark text:name="MathJax-Span-35"/><text:span text:style-name="T3">.</text:span><text:bookmark text:name="MathJax-Span-36"/><text:span text:style-name="T3">.</text:span><text:bookmark text:name="MathJax-Span-37"/><text:span text:style-name="T3">.</text:span><text:bookmark text:name="MathJax-Span-38"/><text:span text:style-name="T3">,</text:span><text:bookmark text:name="MathJax-Span-39"/><text:bookmark text:name="MathJax-Span-40"/><text:span text:style-name="T3"> </text:span><text:span text:style-name="T1">d</text:span><text:bookmark text:name="MathJax-Span-42"/><text:bookmark text:name="MathJax-Span-41"/><text:bookmark text:name="MathJax-Span-44"/><text:bookmark text:name="MathJax-Span-43"/><text:span text:style-name="T9">d</text:span><text:bookmark text:name="MathJax-Span-45"/><text:span text:style-name="T7">1</text:span><text:bookmark text:name="MathJax-Span-46"/><text:span text:style-name="T7">+</text:span><text:bookmark text:name="MathJax-Span-47"/><text:span text:style-name="T7">1</text:span><text:bookmark text:name="MathJax-Span-48"/>−<text:bookmark text:name="MathJax-Span-49"/><text:span text:style-name="T3">1</text:span><text:bookmark text:name="MathJax-Span-50"/><text:span text:style-name="T3">,</text:span><text:bookmark text:name="MathJax-Span-51"/><text:bookmark text:name="MathJax-Span-52"/><text:bookmark text:name="MathJax-Span-53"/><text:span text:style-name="T3"> </text:span><text:span text:style-name="T1">d</text:span><text:bookmark text:name="MathJax-Span-54"/><text:bookmark text:name="MathJax-Span-55"/><text:bookmark text:name="MathJax-Span-56"/><text:bookmark text:name="MathJax-Span-57"/><text:span text:style-name="T9">d</text:span><text:bookmark text:name="MathJax-Span-58"/><text:span text:style-name="T7">1</text:span><text:bookmark text:name="MathJax-Span-59"/><text:span text:style-name="T3">+</text:span><text:bookmark text:name="MathJax-Span-60"/><text:span text:style-name="T3">2</text:span><text:bookmark text:name="MathJax-Span-61"/><text:span text:style-name="T3">,</text:span><text:bookmark text:name="MathJax-Span-62"/><text:bookmark text:name="MathJax-Span-63"/><text:span text:style-name="T3"> </text:span><text:span text:style-name="T1">d</text:span><text:bookmark text:name="MathJax-Span-66"/><text:bookmark text:name="MathJax-Span-65"/><text:bookmark text:name="MathJax-Span-67"/><text:bookmark text:name="MathJax-Span-64"/><text:span text:style-name="T9">d</text:span><text:bookmark text:name="MathJax-Span-68"/><text:span text:style-name="T7">1</text:span><text:bookmark text:name="MathJax-Span-69"/><text:span text:style-name="T3">+</text:span><text:bookmark text:name="MathJax-Span-70"/><text:span text:style-name="T3">3</text:span><text:bookmark text:name="MathJax-Span-71"/><text:span text:style-name="T3">,</text:span><text:bookmark text:name="MathJax-Span-72"/><text:span text:style-name="T3">.</text:span><text:bookmark text:name="MathJax-Span-73"/><text:span text:style-name="T3">.</text:span><text:bookmark text:name="MathJax-Span-74"/><text:span text:style-name="T3">.</text:span><text:bookmark text:name="MathJax-Span-75"/><text:span text:style-name="T3">,</text:span><text:bookmark text:name="MathJax-Span-76"/><text:bookmark text:name="MathJax-Span-77"/><text:span text:style-name="T3"> </text:span><text:span text:style-name="T1">d</text:span><text:bookmark text:name="MathJax-Span-78"/><text:span text:style-name="T9">n</text:span><text:bookmark text:name="MathJax-Span-79"/><text:span text:style-name="T3">) </text:span>is also graphic. </text:p>
      <text:p text:style-name="P5"/>
      <text:p text:style-name="P5"/>
      <text:p text:style-name="P6">The Havel-Hakimi algorithm goes as follows:</text:p>
      <text:p text:style-name="P5"/>
      <text:list xml:id="list1312848650" text:style-name="L1">
        <text:list-item>
          <text:p text:style-name="P110">Arrange vertices with non-increasing order of degrees.</text:p>
        </text:list-item>
      </text:list>
      <text:list xml:id="list1192311667" text:style-name="L2">
        <text:list-item>
          <text:p text:style-name="P108"><text:span text:style-name="T26">Pick </text:span><text:span text:style-name="T28">1</text:span><text:span text:style-name="T38">st</text:span><text:span text:style-name="T44"> vertex from the sequence and subtract 1 from degree of </text:span><text:span text:style-name="T45">2</text:span><text:span text:style-name="T38">nd</text:span><text:span text:style-name="T44"> till </text:span><text:span text:style-name="T47">(</text:span><text:span text:style-name="T44">deg(</text:span><text:span text:style-name="T46">1</text:span><text:span text:style-name="T39">st</text:span><text:span text:style-name="T44">)</text:span><text:span text:style-name="T45">+1</text:span><text:span text:style-name="T47">)</text:span><text:span text:style-name="T40">th</text:span><text:span text:style-name="T44"> vertex. </text:span><text:span text:style-name="T43"><text:s/></text:span></text:p>
        </text:list-item>
        <text:list-item>
          <text:p text:style-name="P112"><text:span text:style-name="T23">Now </text:span><text:span text:style-name="T29">1</text:span><text:span text:style-name="T40">st</text:span><text:span text:style-name="T23"> vertex has been exhaust </text:span><text:span text:style-name="T27">so remove it from sequence.</text:span></text:p>
        </text:list-item>
      </text:list>
      <text:list xml:id="list621650450" text:style-name="L3">
        <text:list-item>
          <text:p text:style-name="P113"><text:span text:style-name="T23">Repeat steps 1 </text:span><text:span text:style-name="T25">to</text:span><text:span text:style-name="T23"> </text:span><text:span text:style-name="T25">3</text:span><text:span text:style-name="T23"> till you exhaust all the vertices.</text:span></text:p>
        </text:list-item>
      </text:list>
      <text:list xml:id="list1582583666" text:style-name="L4">
        <text:list-item>
          <text:p text:style-name="P111">If all the vertices get exhausted, then the sequence has reduced to all zeroes and hence the sequence is graphic.</text:p>
        </text:list-item>
      </text:list>
      <text:list xml:id="list1169260167" text:style-name="L5">
        <text:list-item>
          <text:p text:style-name="P109"><text:span text:style-name="T23">If you end up with non-zero </text:span><text:span text:style-name="T24">degree </text:span><text:span text:style-name="T23">vertices that ca</text:span>n't be exhausted further, then the sequence isn't graphic.</text:p>
        </text:list-item>
      </text:list>
      <text:p text:style-name="P80"/>
      <text:p text:style-name="P80">Examples:</text:p>
      <text:p text:style-name="P80">1)<text:tab/>D <text:span text:style-name="T121">= </text:span>{5,3,2,2,2,2,1}</text:p>
      <text:p text:style-name="P105">Ans:</text:p>
      <text:p text:style-name="P106"><text:tab/>Using Havel-Hakimi algorithm,</text:p>
      <text:p text:style-name="P107"><text:span text:style-name="T76"><text:tab/>I</text:span><text:span text:style-name="T77">teration 1:</text:span></text:p>
      <text:p text:style-name="P81"><text:span text:style-name="T77"><text:tab/></text:span><text:span text:style-name="T72">Here the degree sequence is already sorted in non-increasing order, so we don’t have to sort<text:tab/>it again. </text:span></text:p>
      <text:p text:style-name="P104"><text:span text:style-name="T72">Taking 1</text:span><text:span text:style-name="T41">st</text:span><text:span text:style-name="T72"> vertex degree from sequence. Here it is 5 so subtract 1 from next 5 vertex degrees in the sequence. </text:span></text:p>
      <text:p text:style-name="P84"><text:soft-page-break/><text:span text:style-name="T122">π</text:span><text:span text:style-name="T23">’ = {</text:span><text:span text:style-name="T30">2,1,1,1,1,1}</text:span></text:p>
      <text:p text:style-name="P82"><text:span text:style-name="T23">Again obtained degree sequence is in sorted order so this becomes </text:span><text:span text:style-name="T123">π</text:span><text:span text:style-name="T10">1</text:span></text:p>
      <text:p text:style-name="P83"><text:span text:style-name="T123">π</text:span><text:span text:style-name="T10">1 </text:span><text:span text:style-name="T11">= </text:span><text:span text:style-name="T31">= {</text:span><text:span text:style-name="T23">2,1,1,1,1,1}</text:span></text:p>
      <text:p text:style-name="P102">Iteration 2:</text:p>
      <text:p text:style-name="P103">Again repeating above procedure we get,</text:p>
      <text:p text:style-name="P100"><text:span text:style-name="T122">π</text:span><text:span text:style-name="T11">1</text:span><text:span text:style-name="T124">’ = </text:span><text:span text:style-name="T23">{</text:span><text:span text:style-name="T32">0</text:span><text:span text:style-name="T30">,</text:span><text:span text:style-name="T32">0</text:span><text:span text:style-name="T30">,1,1,1}</text:span></text:p>
      <text:p text:style-name="P101"><text:span text:style-name="T30">s</text:span><text:span text:style-name="T23">orting </text:span><text:span text:style-name="T123">π</text:span><text:span text:style-name="T11">1</text:span><text:span text:style-name="T124">’ </text:span><text:span text:style-name="T122">in non-increasing order we get,</text:span></text:p>
      <text:p text:style-name="P99"><text:span text:style-name="T123">π</text:span><text:span text:style-name="T12">2</text:span><text:span text:style-name="T10"> </text:span><text:span text:style-name="T11">= </text:span><text:span text:style-name="T31">= {</text:span><text:span text:style-name="T23">1,1,1,</text:span><text:span text:style-name="T33">0</text:span><text:span text:style-name="T23">,</text:span><text:span text:style-name="T33">0</text:span><text:span text:style-name="T23">}</text:span></text:p>
      <text:p text:style-name="P96">Iteration 3:</text:p>
      <text:p text:style-name="P93">Again repeating above procedure we get,</text:p>
      <text:p text:style-name="P85"><text:span text:style-name="T122">π</text:span><text:span text:style-name="T11">1</text:span><text:span text:style-name="T124">’ = </text:span><text:span text:style-name="T23">{</text:span><text:span text:style-name="T32">0</text:span><text:span text:style-name="T30">,</text:span><text:span text:style-name="T32">0</text:span><text:span text:style-name="T30">,1,1,1}</text:span></text:p>
      <text:p text:style-name="P88"><text:span text:style-name="T30">s</text:span><text:span text:style-name="T23">orting </text:span><text:span text:style-name="T123">π</text:span><text:span text:style-name="T11">1</text:span><text:span text:style-name="T124">’ </text:span><text:span text:style-name="T122">in non-increasing order we get,</text:span></text:p>
      <text:p text:style-name="P90"><text:span text:style-name="T123">π</text:span><text:span text:style-name="T12">2</text:span><text:span text:style-name="T10"> </text:span><text:span text:style-name="T11">= </text:span><text:span text:style-name="T31">= {</text:span><text:span text:style-name="T23">1,1,1,</text:span><text:span text:style-name="T33">0</text:span><text:span text:style-name="T23">,</text:span><text:span text:style-name="T33">0</text:span><text:span text:style-name="T23">}</text:span></text:p>
      <text:p text:style-name="P97">Iteration 4:</text:p>
      <text:p text:style-name="P94">Again repeating above procedure we get,</text:p>
      <text:p text:style-name="P86"><text:span text:style-name="T122">π</text:span><text:span text:style-name="T13">2</text:span><text:span text:style-name="T124">’ = </text:span><text:span text:style-name="T23">{</text:span><text:span text:style-name="T34">0</text:span><text:span text:style-name="T30">,1,</text:span><text:span text:style-name="T33">0</text:span><text:span text:style-name="T30">,</text:span><text:span text:style-name="T33">0</text:span><text:span text:style-name="T30">}</text:span></text:p>
      <text:p text:style-name="P89"><text:span text:style-name="T30">s</text:span><text:span text:style-name="T23">orting </text:span><text:span text:style-name="T123">π</text:span><text:span text:style-name="T11">1</text:span><text:span text:style-name="T124">’ </text:span><text:span text:style-name="T122">in non-increasing order we get,</text:span></text:p>
      <text:p text:style-name="P91"><text:span text:style-name="T123">π</text:span><text:span text:style-name="T14">3</text:span><text:span text:style-name="T10"> </text:span><text:span text:style-name="T11">= </text:span><text:span text:style-name="T31">= {</text:span><text:span text:style-name="T23">1,</text:span><text:span text:style-name="T35">0</text:span><text:span text:style-name="T23">,</text:span><text:span text:style-name="T33">0</text:span><text:span text:style-name="T23">,</text:span><text:span text:style-name="T33">0</text:span><text:span text:style-name="T23">}</text:span></text:p>
      <text:p text:style-name="P98"><text:span text:style-name="T58">Iteration </text:span><text:span text:style-name="T59">5</text:span><text:span text:style-name="T58">:</text:span></text:p>
      <text:p text:style-name="P95">Again repeating above procedure we get,</text:p>
      <text:p text:style-name="P87"><text:span text:style-name="T122">π</text:span><text:span text:style-name="T13">2</text:span><text:span text:style-name="T124">’ = </text:span><text:span text:style-name="T23">{</text:span><text:span text:style-name="T30">-1,</text:span><text:span text:style-name="T33">0</text:span><text:span text:style-name="T30">,</text:span><text:span text:style-name="T33">0</text:span><text:span text:style-name="T30">}</text:span></text:p>
      <text:p text:style-name="P92">Here we got -1 in degree sequence.</text:p>
      <text:p text:style-name="P92">This means that the vertices with given degree sequence are <text:span text:style-name="T5">not</text:span> <text:span text:style-name="T5">Graphic.</text:span></text:p>
      <text:p text:style-name="P92"/>
      <text:p text:style-name="P13"><text:span text:style-name="T60">2)<text:tab/></text:span><text:span text:style-name="T61">D </text:span><text:span text:style-name="T62">= </text:span><text:span text:style-name="T61">{</text:span><text:bookmark text:name="MathJax-Span-410"/><text:bookmark text:name="MathJax-Span-510"/><text:bookmark text:name="MathJax-Element-2-Frame1"/><text:bookmark text:name="MathJax-Span-310"/><text:span text:style-name="T4">8</text:span><text:bookmark text:name="MathJax-Span-610"/><text:span text:style-name="T4">,</text:span><text:bookmark text:name="MathJax-Span-710"/><text:span text:style-name="T4">8</text:span><text:bookmark text:name="MathJax-Span-81"/><text:span text:style-name="T4">,</text:span><text:bookmark text:name="MathJax-Span-91"/><text:span text:style-name="T4">7</text:span><text:bookmark text:name="MathJax-Span-101"/><text:span text:style-name="T4">,</text:span><text:bookmark text:name="MathJax-Span-111"/><text:span text:style-name="T4">7</text:span><text:bookmark text:name="MathJax-Span-121"/><text:span text:style-name="T4">,</text:span><text:bookmark text:name="MathJax-Span-131"/><text:span text:style-name="T4">6</text:span><text:bookmark text:name="MathJax-Span-141"/><text:span text:style-name="T4">,</text:span><text:bookmark text:name="MathJax-Span-151"/><text:span text:style-name="T4">6</text:span><text:bookmark text:name="MathJax-Span-161"/><text:span text:style-name="T4">,</text:span><text:bookmark text:name="MathJax-Span-171"/><text:span text:style-name="T4">4</text:span><text:bookmark text:name="MathJax-Span-181"/><text:span text:style-name="T4">,</text:span><text:bookmark text:name="MathJax-Span-191"/><text:span text:style-name="T4">3</text:span><text:bookmark text:name="MathJax-Span-201"/><text:span text:style-name="T4">,</text:span><text:bookmark text:name="MathJax-Span-21"/><text:span text:style-name="T4">2</text:span><text:bookmark text:name="MathJax-Span-22"/><text:span text:style-name="T4">,</text:span><text:bookmark text:name="MathJax-Span-231"/><text:span text:style-name="T4">1</text:span><text:bookmark text:name="MathJax-Span-241"/><text:span text:style-name="T4">,</text:span><text:bookmark text:name="MathJax-Span-251"/><text:span text:style-name="T4">1</text:span><text:bookmark text:name="MathJax-Span-261"/><text:span text:style-name="T4">,</text:span><text:bookmark text:name="MathJax-Span-271"/><text:span text:style-name="T4">1</text:span><text:span text:style-name="T61">}</text:span></text:p>
      <text:p text:style-name="P55"><text:span text:style-name="T61">A</text:span><text:span text:style-name="T57">ns:</text:span></text:p>
      <text:p text:style-name="P55"><text:span text:style-name="T57"><text:tab/></text:span><text:span text:style-name="T64">Using Havel-Hakimi algorithm we get following,</text:span></text:p>
      <text:p text:style-name="P57"><text:span text:style-name="T64"><text:tab/></text:span><text:span text:style-name="T66">D </text:span><text:span text:style-name="T67">= </text:span><text:span text:style-name="T66">{</text:span><text:bookmark text:name="MathJax-Span-3101"/><text:bookmark text:name="MathJax-Span-5101"/><text:bookmark text:name="MathJax-Element-2-Frame11"/><text:bookmark text:name="MathJax-Span-4101"/><text:span text:style-name="T94">8</text:span><text:bookmark text:name="MathJax-Span-6101"/><text:span text:style-name="T94">,</text:span><text:bookmark text:name="MathJax-Span-7101"/><text:span text:style-name="T94">8</text:span><text:bookmark text:name="MathJax-Span-813"/><text:span text:style-name="T94">,</text:span><text:bookmark text:name="MathJax-Span-913"/><text:span text:style-name="T94">7</text:span><text:bookmark text:name="MathJax-Span-1013"/><text:span text:style-name="T94">,</text:span><text:bookmark text:name="MathJax-Span-1113"/><text:span text:style-name="T94">7</text:span><text:bookmark text:name="MathJax-Span-1213"/><text:span text:style-name="T94">,</text:span><text:bookmark text:name="MathJax-Span-1313"/><text:span text:style-name="T94">6</text:span><text:bookmark text:name="MathJax-Span-1413"/><text:span text:style-name="T94">,</text:span><text:bookmark text:name="MathJax-Span-1513"/><text:span text:style-name="T94">6</text:span><text:bookmark text:name="MathJax-Span-1613"/><text:span text:style-name="T94">,</text:span><text:bookmark text:name="MathJax-Span-1713"/><text:span text:style-name="T94">4</text:span><text:bookmark text:name="MathJax-Span-1813"/><text:span text:style-name="T94">,</text:span><text:bookmark text:name="MathJax-Span-1913"/><text:span text:style-name="T94">3</text:span><text:bookmark text:name="MathJax-Span-2013"/><text:span text:style-name="T94">,</text:span><text:bookmark text:name="MathJax-Span-213"/><text:span text:style-name="T94">2</text:span><text:bookmark text:name="MathJax-Span-222"/><text:span text:style-name="T94">,</text:span><text:bookmark text:name="MathJax-Span-2312"/><text:span text:style-name="T94">1</text:span><text:bookmark text:name="MathJax-Span-2412"/><text:span text:style-name="T94">,</text:span><text:bookmark text:name="MathJax-Span-2512"/><text:span text:style-name="T94">1</text:span><text:bookmark text:name="MathJax-Span-2612"/><text:span text:style-name="T94">,</text:span><text:bookmark text:name="MathJax-Span-2712"/><text:span text:style-name="T94">1</text:span><text:span text:style-name="T66">}</text:span></text:p>
      <text:p text:style-name="P56"><text:span text:style-name="T64"><text:tab/></text:span><text:span text:style-name="T63">Iteration 1:</text:span><text:span text:style-name="T64"><text:tab/></text:span></text:p>
      <text:p text:style-name="P56"><text:span text:style-name="T65"><text:tab/></text:span><text:span text:style-name="T72">π’ </text:span><text:span text:style-name="T71">= {</text:span><text:bookmark text:name="MathJax-Span-812"/><text:span text:style-name="T71">7</text:span><text:span text:style-name="T94">,</text:span><text:bookmark text:name="MathJax-Span-1012"/><text:span text:style-name="T94">6,</text:span><text:bookmark text:name="MathJax-Span-1212"/><text:span text:style-name="T94">6,</text:span><text:bookmark text:name="MathJax-Span-1412"/><text:span text:style-name="T94">5</text:span><text:bookmark text:name="MathJax-Span-1612"/><text:span text:style-name="T94">,5,</text:span><text:bookmark text:name="MathJax-Span-1812"/><text:span text:style-name="T94">3,</text:span><text:bookmark text:name="MathJax-Span-2012"/><text:span text:style-name="T94">2,1,1,1,1}</text:span></text:p>
      <text:p text:style-name="P66"><text:tab/>Here degree sequnce is sorted in non-increasing order. Thus,</text:p>
      <text:p text:style-name="P14"><text:span text:style-name="T95"><text:tab/></text:span><text:span text:style-name="T72">π</text:span><text:span text:style-name="T15">1</text:span><text:span text:style-name="T73"> = {</text:span><text:bookmark text:name="MathJax-Span-8121"/><text:span text:style-name="T73">7</text:span><text:span text:style-name="T95">,</text:span><text:bookmark text:name="MathJax-Span-10121"/><text:span text:style-name="T95">6,</text:span><text:bookmark text:name="MathJax-Span-12121"/><text:span text:style-name="T95">6,</text:span><text:bookmark text:name="MathJax-Span-14121"/><text:span text:style-name="T95">5</text:span><text:bookmark text:name="MathJax-Span-16121"/><text:span text:style-name="T95">,5,</text:span><text:bookmark text:name="MathJax-Span-18121"/><text:span text:style-name="T95">3,</text:span><text:bookmark text:name="MathJax-Span-20121"/><text:span text:style-name="T95">2,1,1,1,1}</text:span></text:p>
      <text:p text:style-name="P15"><text:span text:style-name="T95"><text:tab/></text:span><text:span text:style-name="T83">Iteration 2:</text:span><text:span text:style-name="T95"><text:tab/></text:span></text:p>
      <text:p text:style-name="P21"><text:span text:style-name="T72"><text:tab/>π</text:span><text:span text:style-name="T16">1</text:span><text:span text:style-name="T72">’ </text:span><text:span text:style-name="T73">= {</text:span><text:span text:style-name="T96">5</text:span><text:span text:style-name="T95">,</text:span><text:span text:style-name="T96">5</text:span><text:span text:style-name="T95">,</text:span><text:bookmark text:name="MathJax-Span-161221"/><text:span text:style-name="T96">4</text:span><text:span text:style-name="T95">,</text:span><text:span text:style-name="T96">4</text:span><text:span text:style-name="T95">,</text:span><text:span text:style-name="T96">2</text:span><text:span text:style-name="T95">,</text:span><text:span text:style-name="T102">1,</text:span><text:span text:style-name="T96">0</text:span><text:span text:style-name="T95">,1,1,1}</text:span></text:p>
      <text:p text:style-name="P15"><text:soft-page-break/><text:span text:style-name="T95"><text:tab/></text:span><text:span text:style-name="T96">Sorting degree sequence in non-increasing order we get,</text:span></text:p>
      <text:p text:style-name="P15"><text:span text:style-name="T96"><text:tab/></text:span><text:span text:style-name="T72">π</text:span><text:span text:style-name="T16">2</text:span><text:span text:style-name="T72"> </text:span><text:span text:style-name="T73">= {</text:span><text:span text:style-name="T74">6</text:span><text:span text:style-name="T95">,</text:span><text:span text:style-name="T96">5</text:span><text:span text:style-name="T95">,</text:span><text:span text:style-name="T96">5</text:span><text:span text:style-name="T95">,</text:span><text:bookmark text:name="MathJax-Span-1612211"/><text:span text:style-name="T96">4</text:span><text:span text:style-name="T95">,</text:span><text:span text:style-name="T96">4</text:span><text:span text:style-name="T95">,</text:span><text:span text:style-name="T96">2</text:span><text:span text:style-name="T95">,</text:span><text:span text:style-name="T96">1,1,1,</text:span><text:span text:style-name="T103">1,</text:span><text:span text:style-name="T96">0</text:span><text:span text:style-name="T95">}</text:span></text:p>
      <text:p text:style-name="P15"><text:span text:style-name="T95"><text:tab/></text:span><text:span text:style-name="T84">Iteration 3:</text:span></text:p>
      <text:p text:style-name="P22"><text:span text:style-name="T72"><text:tab/>π</text:span><text:span text:style-name="T17">2</text:span><text:span text:style-name="T72">’ </text:span><text:span text:style-name="T73">= {</text:span><text:span text:style-name="T97">4</text:span><text:span text:style-name="T95">,</text:span><text:span text:style-name="T97">4,3,3,1,0,</text:span><text:span text:style-name="T96">1,1,</text:span><text:span text:style-name="T103">1,</text:span><text:span text:style-name="T96">0</text:span><text:span text:style-name="T97">}</text:span></text:p>
      <text:p text:style-name="P16"><text:span text:style-name="T95"><text:tab/></text:span><text:span text:style-name="T96">Sorting degree sequence in non-increasing order we get,</text:span></text:p>
      <text:p text:style-name="P17"><text:span text:style-name="T96"><text:tab/></text:span><text:span text:style-name="T72">π</text:span><text:span text:style-name="T18">3</text:span><text:span text:style-name="T72"> </text:span><text:span text:style-name="T73">= {</text:span><text:span text:style-name="T97">4</text:span><text:span text:style-name="T95">,</text:span><text:span text:style-name="T97">4,3,3,1,1,1,</text:span><text:span text:style-name="T104">1,0,</text:span><text:span text:style-name="T98">0</text:span><text:span text:style-name="T97">}</text:span></text:p>
      <text:p text:style-name="P17"><text:span text:style-name="T97"><text:tab/></text:span><text:span text:style-name="T85">Iteration 4:</text:span></text:p>
      <text:p text:style-name="P19"><text:span text:style-name="T85"><text:tab/></text:span><text:span text:style-name="T72">π</text:span><text:span text:style-name="T19">3</text:span><text:span text:style-name="T72">’ </text:span><text:span text:style-name="T73">= {</text:span><text:span text:style-name="T99">3</text:span><text:span text:style-name="T97">,</text:span><text:span text:style-name="T99">2</text:span><text:span text:style-name="T97">,</text:span><text:span text:style-name="T99">2</text:span><text:span text:style-name="T97">,</text:span><text:span text:style-name="T99">0</text:span><text:span text:style-name="T97">,1,1,</text:span><text:span text:style-name="T106">1,</text:span><text:span text:style-name="T97">0,</text:span><text:span text:style-name="T105">0</text:span><text:span text:style-name="T97">}</text:span></text:p>
      <text:p text:style-name="P18"><text:span text:style-name="T95"><text:tab/></text:span><text:span text:style-name="T96">Sorting degree sequence in non-increasing order we get,</text:span></text:p>
      <text:p text:style-name="P23"><text:span text:style-name="T96"><text:tab/></text:span><text:span text:style-name="T72">π</text:span><text:span text:style-name="T20">4</text:span><text:span text:style-name="T72"> </text:span><text:span text:style-name="T73">= {</text:span><text:span text:style-name="T99">3</text:span><text:span text:style-name="T97">,</text:span><text:span text:style-name="T99">2</text:span><text:span text:style-name="T97">,</text:span><text:span text:style-name="T99">2</text:span><text:span text:style-name="T97">,1,1,</text:span><text:span text:style-name="T106">1,</text:span><text:span text:style-name="T99">0</text:span><text:span text:style-name="T97">,0,</text:span><text:span text:style-name="T105">0</text:span><text:span text:style-name="T97">}</text:span></text:p>
      <text:p text:style-name="P7"><text:span text:style-name="T85"><text:tab/>Iteration </text:span><text:span text:style-name="T86">5</text:span><text:span text:style-name="T85">:</text:span></text:p>
      <text:p text:style-name="P24"><text:span text:style-name="T72"><text:tab/>π</text:span><text:span text:style-name="T20">4</text:span><text:span text:style-name="T75">’</text:span><text:span text:style-name="T72"> </text:span><text:span text:style-name="T73">= {</text:span><text:span text:style-name="T100">1</text:span><text:span text:style-name="T97">,</text:span><text:span text:style-name="T100">1</text:span><text:span text:style-name="T97">,</text:span><text:span text:style-name="T100">0</text:span><text:span text:style-name="T97">,1,</text:span><text:span text:style-name="T106">1,</text:span><text:span text:style-name="T99">0</text:span><text:span text:style-name="T97">,0,</text:span><text:span text:style-name="T105">0</text:span><text:span text:style-name="T97">}</text:span></text:p>
      <text:p text:style-name="P20"><text:span text:style-name="T95"><text:tab/></text:span><text:span text:style-name="T96">Sorting degree sequence in non-increasing order we get,</text:span></text:p>
      <text:p text:style-name="P25"><text:span text:style-name="T96"><text:tab/></text:span><text:span text:style-name="T72">π</text:span><text:span text:style-name="T21">5</text:span><text:span text:style-name="T72"> </text:span><text:span text:style-name="T73">= {</text:span><text:span text:style-name="T101">1,</text:span><text:span text:style-name="T97">1,1,</text:span><text:span text:style-name="T106">1</text:span><text:span text:style-name="T97">,</text:span><text:span text:style-name="T101">0,</text:span><text:span text:style-name="T99">0</text:span><text:span text:style-name="T97">,0}</text:span></text:p>
      <text:p text:style-name="P8"><text:span text:style-name="T85"><text:tab/>Iteration </text:span><text:span text:style-name="T87">6</text:span><text:span text:style-name="T85">:</text:span></text:p>
      <text:p text:style-name="P27"><text:span text:style-name="T72"><text:tab/>π</text:span><text:span text:style-name="T22">5</text:span><text:span text:style-name="T75">’</text:span><text:span text:style-name="T72"> </text:span><text:span text:style-name="T73">= {</text:span><text:span text:style-name="T107">0</text:span><text:span text:style-name="T101">,</text:span><text:span text:style-name="T97">1,</text:span><text:span text:style-name="T106">1</text:span><text:span text:style-name="T97">,</text:span><text:span text:style-name="T101">0,</text:span><text:span text:style-name="T99">0</text:span><text:span text:style-name="T97">,0}</text:span></text:p>
      <text:p text:style-name="P26"><text:span text:style-name="T95"><text:tab/></text:span><text:span text:style-name="T96">Sorting degree sequence in non-increasing order we get,</text:span></text:p>
      <text:p text:style-name="P26"><text:span text:style-name="T96"><text:tab/></text:span><text:span text:style-name="T72">π</text:span><text:span text:style-name="T22">6</text:span><text:span text:style-name="T72"> </text:span><text:span text:style-name="T73">= {</text:span><text:span text:style-name="T97">1,</text:span><text:span text:style-name="T106">1</text:span><text:span text:style-name="T97">,</text:span><text:span text:style-name="T107">0,</text:span><text:span text:style-name="T101">0,</text:span><text:span text:style-name="T99">0</text:span><text:span text:style-name="T97">,0}</text:span></text:p>
      <text:p text:style-name="P9"><text:span text:style-name="T85"><text:tab/>Iteration </text:span><text:span text:style-name="T89">7</text:span><text:span text:style-name="T85">:</text:span></text:p>
      <text:p text:style-name="P28"><text:span text:style-name="T72"><text:tab/>π</text:span><text:span text:style-name="T22">6</text:span><text:span text:style-name="T75">’</text:span><text:span text:style-name="T72"> </text:span><text:span text:style-name="T73">= {</text:span><text:span text:style-name="T108">0</text:span><text:span text:style-name="T97">,</text:span><text:span text:style-name="T107">0,</text:span><text:span text:style-name="T101">0,</text:span><text:span text:style-name="T99">0</text:span><text:span text:style-name="T97">,0}</text:span></text:p>
      <text:p text:style-name="P28"><text:span text:style-name="T95"><text:tab/>As</text:span><text:span text:style-name="T109"> the degree sequence reduced to zeros, thus the it is possible to draw a graph with <text:tab/>given vertex degree sequence (i.e. given degree sequence is </text:span><text:span text:style-name="T88">graphic</text:span><text:span text:style-name="T109">).</text:span></text:p>
      <text:p text:style-name="P73"/>
      <text:p text:style-name="P29"><text:span text:style-name="T88">3</text:span><text:span text:style-name="T90">)<text:tab/>D = </text:span><text:span text:style-name="T91">{3, 3, 2, 2, 1, 1}</text:span></text:p>
      <text:p text:style-name="P61"><text:span text:style-name="T91">A</text:span><text:span text:style-name="T82">ns:</text:span></text:p>
      <text:p text:style-name="P61"><text:span text:style-name="T82"><text:tab/></text:span><text:span text:style-name="T94">Using Havel-Hakimi Algorithm,</text:span></text:p>
      <text:p text:style-name="P62"><text:span text:style-name="T90"><text:tab/></text:span><text:span text:style-name="T110">D = </text:span><text:span text:style-name="T111">{3, 3, 2, 2, 1, 1}</text:span></text:p>
      <text:p text:style-name="P61"><text:span text:style-name="T94"><text:tab/></text:span><text:span text:style-name="T63">Iteration 1:</text:span><text:span text:style-name="T68"><text:tab/></text:span></text:p>
      <text:p text:style-name="P31"><text:span text:style-name="T65"><text:tab/></text:span><text:span text:style-name="T72">π’ </text:span><text:span text:style-name="T73">= {</text:span><text:span text:style-name="T111"> </text:span><text:span text:style-name="T112">2</text:span><text:span text:style-name="T111">, </text:span><text:span text:style-name="T112">1</text:span><text:span text:style-name="T111">, </text:span><text:span text:style-name="T112">1</text:span><text:span text:style-name="T111">, 1, 1</text:span><text:span text:style-name="T95">}</text:span></text:p>
      <text:p text:style-name="P67"><text:tab/>Here degree sequnce is sorted in non-increasing order. Thus,</text:p>
      <text:p text:style-name="P32"><text:span text:style-name="T95"><text:tab/></text:span><text:span text:style-name="T72">π</text:span><text:span text:style-name="T15">1</text:span><text:span text:style-name="T73"> = {</text:span><text:span text:style-name="T111"> </text:span><text:span text:style-name="T112">2</text:span><text:span text:style-name="T111">, </text:span><text:span text:style-name="T112">1</text:span><text:span text:style-name="T111">, </text:span><text:span text:style-name="T112">1</text:span><text:span text:style-name="T111">, 1, 1</text:span><text:span text:style-name="T95">}</text:span></text:p>
      <text:p text:style-name="P30"><text:span text:style-name="T95"><text:tab/></text:span><text:span text:style-name="T83">Iteration 2:</text:span><text:span text:style-name="T95"><text:tab/></text:span></text:p>
      <text:p text:style-name="P33"><text:span text:style-name="T72"><text:tab/>π</text:span><text:span text:style-name="T16">1</text:span><text:span text:style-name="T72">’ </text:span><text:span text:style-name="T73">= {</text:span><text:span text:style-name="T111"> </text:span><text:span text:style-name="T113">0</text:span><text:span text:style-name="T111">, </text:span><text:span text:style-name="T113">0</text:span><text:span text:style-name="T111">, 1, 1</text:span><text:span text:style-name="T95">}</text:span></text:p>
      <text:p text:style-name="P30"><text:span text:style-name="T95"><text:tab/></text:span><text:span text:style-name="T96">Sorting degree sequence in non-increasing order we get,</text:span></text:p>
      <text:p text:style-name="P30"><text:span text:style-name="T96"><text:tab/></text:span><text:span text:style-name="T72">π</text:span><text:span text:style-name="T16">2</text:span><text:span text:style-name="T72"> </text:span><text:span text:style-name="T73">= {</text:span><text:span text:style-name="T96">1,</text:span><text:span text:style-name="T103">1,</text:span><text:span text:style-name="T96">0,</text:span><text:span text:style-name="T114">0</text:span><text:span text:style-name="T95">}</text:span></text:p>
      <text:p text:style-name="P30"><text:soft-page-break/><text:span text:style-name="T95"><text:tab/></text:span><text:span text:style-name="T84">Iteration 3:</text:span></text:p>
      <text:p text:style-name="P30"><text:span text:style-name="T72"><text:tab/>π</text:span><text:span text:style-name="T17">2</text:span><text:span text:style-name="T72">’ </text:span><text:span text:style-name="T73">= {</text:span><text:span text:style-name="T115">0,0,0</text:span><text:span text:style-name="T97">}</text:span></text:p>
      <text:p text:style-name="P34"><text:span text:style-name="T95"><text:tab/>As</text:span><text:span text:style-name="T109"> the degree sequence reduced to zeros, thus the it is possible to draw a graph with <text:tab/>given vertex degree sequence (i.e. given degree sequence is </text:span><text:span text:style-name="T88">graphic</text:span><text:span text:style-name="T109">).</text:span></text:p>
      <text:p text:style-name="P71"/>
      <text:p text:style-name="P35"><text:span text:style-name="T88">4</text:span><text:span text:style-name="T92">)<text:tab/></text:span><text:span text:style-name="T93">D = {</text:span><text:span text:style-name="T120">4, 3, 3, 3, 1}</text:span></text:p>
      <text:p text:style-name="P60"><text:span text:style-name="T120">A</text:span><text:span text:style-name="T81">ns:</text:span></text:p>
      <text:p text:style-name="P60"><text:span text:style-name="T81"><text:tab/></text:span><text:span text:style-name="T116">Using Havel-Hakimi Algorithm,</text:span></text:p>
      <text:p text:style-name="P64"><text:span text:style-name="T90"><text:tab/></text:span><text:span text:style-name="T110">D = </text:span><text:span text:style-name="T93">{</text:span><text:span text:style-name="T117">4, 3, 3, 3, 1}</text:span></text:p>
      <text:p text:style-name="P63"><text:span text:style-name="T94"><text:tab/></text:span><text:span text:style-name="T63">Iteration 1:</text:span><text:span text:style-name="T68"><text:tab/></text:span></text:p>
      <text:p text:style-name="P36"><text:span text:style-name="T65"><text:tab/></text:span><text:span text:style-name="T72">π’ </text:span><text:span text:style-name="T73">= {</text:span><text:span text:style-name="T112">2</text:span><text:span text:style-name="T111">, </text:span><text:span text:style-name="T118">2</text:span><text:span text:style-name="T111">, </text:span><text:span text:style-name="T118">2</text:span><text:span text:style-name="T111">, </text:span><text:span text:style-name="T118">0</text:span><text:span text:style-name="T95">}</text:span></text:p>
      <text:p text:style-name="P68"><text:tab/>Here degree sequnce is sorted in non-increasing order. Thus,</text:p>
      <text:p text:style-name="P37"><text:span text:style-name="T95"><text:tab/></text:span><text:span text:style-name="T72">π</text:span><text:span text:style-name="T15">1</text:span><text:span text:style-name="T73"> = {</text:span><text:span text:style-name="T112">2</text:span><text:span text:style-name="T111">, </text:span><text:span text:style-name="T118">2</text:span><text:span text:style-name="T111">, </text:span><text:span text:style-name="T118">2</text:span><text:span text:style-name="T111">, </text:span><text:span text:style-name="T118">0</text:span><text:span text:style-name="T95">}</text:span></text:p>
      <text:p text:style-name="P69"><text:tab/></text:p>
      <text:p text:style-name="P38"><text:span text:style-name="T95"><text:tab/></text:span><text:span text:style-name="T83">Iteration 2:</text:span><text:span text:style-name="T95"><text:tab/></text:span></text:p>
      <text:p text:style-name="P39"><text:span text:style-name="T72"><text:tab/>π</text:span><text:span text:style-name="T16">1</text:span><text:span text:style-name="T72">’ </text:span><text:span text:style-name="T73">= {</text:span><text:span text:style-name="T111">1, 1, </text:span><text:span text:style-name="T113">0</text:span><text:span text:style-name="T95">}</text:span></text:p>
      <text:p text:style-name="P70"><text:tab/>Here degree sequnce is sorted in non-increasing order. Thus,</text:p>
      <text:p text:style-name="P36"><text:span text:style-name="T96"><text:tab/></text:span><text:span text:style-name="T72">π</text:span><text:span text:style-name="T16">2</text:span><text:span text:style-name="T72"> </text:span><text:span text:style-name="T73">= {</text:span><text:span text:style-name="T96">1,</text:span><text:span text:style-name="T103">1,</text:span><text:span text:style-name="T96">0</text:span><text:span text:style-name="T95">}</text:span></text:p>
      <text:p text:style-name="P36"><text:span text:style-name="T95"><text:tab/></text:span><text:span text:style-name="T84">Iteration 3:</text:span></text:p>
      <text:p text:style-name="P36"><text:span text:style-name="T72"><text:tab/>π</text:span><text:span text:style-name="T17">2</text:span><text:span text:style-name="T72">’ </text:span><text:span text:style-name="T73">= {</text:span><text:span text:style-name="T115">0,0</text:span><text:span text:style-name="T97">}</text:span></text:p>
      <text:p text:style-name="P60"><text:span text:style-name="T95"><text:tab/>As</text:span><text:span text:style-name="T109"> the degree sequence reduced to zeros, thus the it is possible to draw a graph with <text:tab/>given vertex degree sequence (i.e. given degree sequence is </text:span><text:span text:style-name="T119">graphic</text:span><text:span text:style-name="T109">).</text:span></text:p>
      <text:p text:style-name="P72"/>
      <text:p text:style-name="P65"><text:span text:style-name="T79">5</text:span><text:span text:style-name="T80">)<text:tab/>D = {</text:span><text:span text:style-name="T78">4,4,4,4,1,1,1,1,1,1,1,1,1,1</text:span><text:span text:style-name="T80">}</text:span></text:p>
      <text:p text:style-name="P11"><text:span text:style-name="T70">A</text:span><text:span text:style-name="T43">ns:</text:span></text:p>
      <text:p text:style-name="P12"><text:span text:style-name="T69"><text:tab/></text:span><text:span text:style-name="T64">Using Havel-Hakimi algorithm we get following,</text:span></text:p>
      <text:p text:style-name="P59"><text:span text:style-name="T64"><text:tab/></text:span><text:span text:style-name="T66">D </text:span><text:span text:style-name="T67">= </text:span><text:span text:style-name="T49">{</text:span><text:span text:style-name="T48">4,4,4,4,1,1,1,1,1,1,1,1,1,1</text:span><text:span text:style-name="T49">}</text:span></text:p>
      <text:p text:style-name="P58"><text:span text:style-name="T64"><text:tab/></text:span><text:span text:style-name="T63">Iteration 1:</text:span><text:span text:style-name="T64"><text:tab/></text:span></text:p>
      <text:p text:style-name="P41"><text:span text:style-name="T65"><text:tab/></text:span><text:span text:style-name="T72">π’ </text:span><text:span text:style-name="T73">= {</text:span><text:span text:style-name="T50">3</text:span><text:span text:style-name="T48">,</text:span><text:span text:style-name="T50">3</text:span><text:span text:style-name="T48">,</text:span><text:span text:style-name="T50">3</text:span><text:span text:style-name="T48">,</text:span><text:span text:style-name="T50">0</text:span><text:span text:style-name="T48">,1,1,1,1,1,1,1,1,1</text:span><text:span text:style-name="T95">}</text:span></text:p>
      <text:p text:style-name="P42"><text:span text:style-name="T95"><text:tab/></text:span><text:span text:style-name="T96">Sorting degree sequence in non-increasing order we get,</text:span></text:p>
      <text:p text:style-name="P43"><text:span text:style-name="T95"><text:tab/></text:span><text:span text:style-name="T72">π</text:span><text:span text:style-name="T15">1</text:span><text:span text:style-name="T73"> = {</text:span><text:span text:style-name="T50">3</text:span><text:span text:style-name="T48">,</text:span><text:span text:style-name="T50">3</text:span><text:span text:style-name="T48">,</text:span><text:span text:style-name="T50">3</text:span><text:span text:style-name="T48">,1,1,1,1,1,1,1,1,1,</text:span><text:span text:style-name="T50">0</text:span><text:span text:style-name="T95">}</text:span></text:p>
      <text:p text:style-name="P40"><text:span text:style-name="T95"><text:tab/></text:span><text:span text:style-name="T83">Iteration 2:</text:span><text:span text:style-name="T95"><text:tab/></text:span></text:p>
      <text:p text:style-name="P44"><text:span text:style-name="T72"><text:tab/>π</text:span><text:span text:style-name="T16">1</text:span><text:span text:style-name="T72">’ </text:span><text:span text:style-name="T73">= {</text:span><text:span text:style-name="T51">2</text:span><text:span text:style-name="T48">,</text:span><text:span text:style-name="T51">2</text:span><text:span text:style-name="T48">,</text:span><text:span text:style-name="T51">0</text:span><text:span text:style-name="T48">,1,1,1,1,1,1,1,1,</text:span><text:span text:style-name="T50">0</text:span><text:span text:style-name="T95">}</text:span></text:p>
      <text:p text:style-name="P40"><text:span text:style-name="T95"><text:tab/></text:span><text:span text:style-name="T96">Sorting degree sequence in non-increasing order we get,</text:span></text:p>
      <text:p text:style-name="P45"><text:span text:style-name="T96"><text:tab/></text:span><text:span text:style-name="T72">π</text:span><text:span text:style-name="T16">2</text:span><text:span text:style-name="T72"> </text:span><text:span text:style-name="T73">= {</text:span><text:span text:style-name="T51">2</text:span><text:span text:style-name="T48">,</text:span><text:span text:style-name="T51">2</text:span><text:span text:style-name="T48">,1,1,1,1,1,1,1,1,</text:span><text:span text:style-name="T50">0</text:span><text:span text:style-name="T48">,</text:span><text:span text:style-name="T51">0</text:span><text:span text:style-name="T95">}</text:span></text:p>
      <text:p text:style-name="P40"><text:span text:style-name="T95"><text:tab/></text:span><text:span text:style-name="T84">Iteration 3:</text:span></text:p>
      <text:p text:style-name="P46"><text:soft-page-break/><text:span text:style-name="T72"><text:tab/>π</text:span><text:span text:style-name="T17">2</text:span><text:span text:style-name="T72">’ </text:span><text:span text:style-name="T73">= {</text:span><text:span text:style-name="T52">1</text:span><text:span text:style-name="T48">,</text:span><text:span text:style-name="T52">0</text:span><text:span text:style-name="T48">,1,1,1,1,1,1,1,</text:span><text:span text:style-name="T50">0</text:span><text:span text:style-name="T48">,</text:span><text:span text:style-name="T51">0</text:span><text:span text:style-name="T97">}</text:span></text:p>
      <text:p text:style-name="P40"><text:span text:style-name="T95"><text:tab/></text:span><text:span text:style-name="T96">Sorting degree sequence in non-increasing order we get,</text:span></text:p>
      <text:p text:style-name="P47"><text:span text:style-name="T96"><text:tab/></text:span><text:span text:style-name="T72">π</text:span><text:span text:style-name="T18">3</text:span><text:span text:style-name="T72"> </text:span><text:span text:style-name="T73">= {</text:span><text:span text:style-name="T52">1</text:span><text:span text:style-name="T48">,1,1,1,1,1,1,1,</text:span><text:span text:style-name="T50">0</text:span><text:span text:style-name="T48">,</text:span><text:span text:style-name="T51">0</text:span><text:span text:style-name="T48">,</text:span><text:span text:style-name="T52">0</text:span><text:span text:style-name="T97">}</text:span></text:p>
      <text:p text:style-name="P40"><text:span text:style-name="T97"><text:tab/></text:span><text:span text:style-name="T85">Iteration 4:</text:span></text:p>
      <text:p text:style-name="P48"><text:span text:style-name="T85"><text:tab/></text:span><text:span text:style-name="T72">π</text:span><text:span text:style-name="T19">3</text:span><text:span text:style-name="T72">’ </text:span><text:span text:style-name="T73">= {</text:span><text:span text:style-name="T53">0</text:span><text:span text:style-name="T48">,1,1,1,1,1,1,</text:span><text:span text:style-name="T50">0</text:span><text:span text:style-name="T48">,</text:span><text:span text:style-name="T51">0</text:span><text:span text:style-name="T48">,</text:span><text:span text:style-name="T52">0</text:span><text:span text:style-name="T97">}</text:span></text:p>
      <text:p text:style-name="P40"><text:span text:style-name="T95"><text:tab/></text:span><text:span text:style-name="T96">Sorting degree sequence in non-increasing order we get,</text:span></text:p>
      <text:p text:style-name="P49"><text:span text:style-name="T96"><text:tab/></text:span><text:span text:style-name="T72">π</text:span><text:span text:style-name="T20">4</text:span><text:span text:style-name="T72"> </text:span><text:span text:style-name="T73">= {</text:span><text:span text:style-name="T48">1,1,1,1,1,1,</text:span><text:span text:style-name="T50">0</text:span><text:span text:style-name="T48">,</text:span><text:span text:style-name="T51">0</text:span><text:span text:style-name="T48">,</text:span><text:span text:style-name="T52">0,</text:span><text:span text:style-name="T53">0</text:span><text:span text:style-name="T97">}</text:span></text:p>
      <text:p text:style-name="P10"><text:span text:style-name="T85"><text:tab/>Iteration </text:span><text:span text:style-name="T86">5</text:span><text:span text:style-name="T85">:</text:span></text:p>
      <text:p text:style-name="P50"><text:span text:style-name="T72"><text:tab/>π</text:span><text:span text:style-name="T20">4</text:span><text:span text:style-name="T75">’</text:span><text:span text:style-name="T72"> </text:span><text:span text:style-name="T73">= {</text:span><text:span text:style-name="T54">0</text:span><text:span text:style-name="T48">,1,1,1,1,</text:span><text:span text:style-name="T50">0</text:span><text:span text:style-name="T48">,</text:span><text:span text:style-name="T51">0</text:span><text:span text:style-name="T48">,</text:span><text:span text:style-name="T52">0,</text:span><text:span text:style-name="T53">0</text:span><text:span text:style-name="T97">}</text:span></text:p>
      <text:p text:style-name="P40"><text:span text:style-name="T95"><text:tab/></text:span><text:span text:style-name="T96">Sorting degree sequence in non-increasing order we get,</text:span></text:p>
      <text:p text:style-name="P51"><text:span text:style-name="T96"><text:tab/></text:span><text:span text:style-name="T72">π</text:span><text:span text:style-name="T21">5</text:span><text:span text:style-name="T72"> </text:span><text:span text:style-name="T73">= {</text:span><text:span text:style-name="T48">1,1,1,1,</text:span><text:span text:style-name="T50">0</text:span><text:span text:style-name="T48">,</text:span><text:span text:style-name="T51">0</text:span><text:span text:style-name="T48">,</text:span><text:span text:style-name="T52">0,</text:span><text:span text:style-name="T53">0</text:span><text:span text:style-name="T97">,0}</text:span></text:p>
      <text:p text:style-name="P10"><text:span text:style-name="T85"><text:tab/>Iteration </text:span><text:span text:style-name="T87">6</text:span><text:span text:style-name="T85">:</text:span></text:p>
      <text:p text:style-name="P52"><text:span text:style-name="T72"><text:tab/>π</text:span><text:span text:style-name="T22">5</text:span><text:span text:style-name="T75">’</text:span><text:span text:style-name="T72"> </text:span><text:span text:style-name="T73">= {</text:span><text:span text:style-name="T55">0</text:span><text:span text:style-name="T48">,1,1,</text:span><text:span text:style-name="T50">0</text:span><text:span text:style-name="T48">,</text:span><text:span text:style-name="T51">0</text:span><text:span text:style-name="T48">,</text:span><text:span text:style-name="T52">0,</text:span><text:span text:style-name="T53">0</text:span><text:span text:style-name="T97">,0}</text:span></text:p>
      <text:p text:style-name="P40"><text:span text:style-name="T95"><text:tab/></text:span><text:span text:style-name="T96">Sorting degree sequence in non-increasing order we get,</text:span></text:p>
      <text:p text:style-name="P53"><text:span text:style-name="T96"><text:tab/></text:span><text:span text:style-name="T72">π</text:span><text:span text:style-name="T22">6</text:span><text:span text:style-name="T72"> </text:span><text:span text:style-name="T73">= {</text:span><text:span text:style-name="T48">1,1,</text:span><text:span text:style-name="T50">0</text:span><text:span text:style-name="T48">,</text:span><text:span text:style-name="T51">0</text:span><text:span text:style-name="T48">,</text:span><text:span text:style-name="T52">0,</text:span><text:span text:style-name="T53">0</text:span><text:span text:style-name="T97">,0,0}</text:span></text:p>
      <text:p text:style-name="P10"><text:span text:style-name="T85"><text:tab/>Iteration </text:span><text:span text:style-name="T89">7</text:span><text:span text:style-name="T85">:</text:span></text:p>
      <text:p text:style-name="P54"><text:span text:style-name="T72"><text:tab/>π</text:span><text:span text:style-name="T22">6</text:span><text:span text:style-name="T75">’</text:span><text:span text:style-name="T72"> </text:span><text:span text:style-name="T73">= {</text:span><text:span text:style-name="T56">0</text:span><text:span text:style-name="T48">,</text:span><text:span text:style-name="T50">0</text:span><text:span text:style-name="T48">,</text:span><text:span text:style-name="T51">0</text:span><text:span text:style-name="T48">,</text:span><text:span text:style-name="T52">0,</text:span><text:span text:style-name="T53">0</text:span><text:span text:style-name="T97">,0,0}</text:span></text:p>
      <text:p text:style-name="P114"><text:span text:style-name="T95"><text:tab/>As</text:span><text:span text:style-name="T109"> the degree sequence reduced to zeros, thus the it is possible to draw a graph with <text:tab/>given vertex degree sequence (i.e. given degree sequence is </text:span><text:span text:style-name="T119">graphic</text:span><text:span text:style-name="T109">).</text:span></text:p>
      <text:p text:style-name="P114"><text:span text:style-name="T109"/></text:p>
      <text:p text:style-name="P115"><text:span text:style-name="T119">D</text:span><text:span text:style-name="T81">rawbacks of Havel-Hakimi Algorithm:</text:span></text:p>
      <text:list xml:id="list4032159790" text:style-name="L6">
        <text:list-item>
          <text:p text:style-name="P116"><text:span text:style-name="T81">Time complexity of this algorithm is O(n</text:span><text:span text:style-name="T42">2</text:span><text:span text:style-name="T81">). Hence it’s fairly slow.</text:span></text:p>
        </text:list-item>
        <text:list-item>
          <text:p text:style-name="P116"><text:span text:style-name="T81">Only tells if graph is possible or not, does not tell anything about graph representation.</text:span></text:p>
        </text:list-item>
        <text:list-item>
          <text:p text:style-name="P116"><text:span text:style-name="T81">Does not tell anything about connectivity of graph.</text:span></text:p>
        </text:list-item>
        <text:list-item>
          <text:p text:style-name="P116"><text:span text:style-name="T81">Does not tell anything about presence or absense of cycle in graph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athJax Main" svg:font-family="'MathJax Main'"/>
    <style:font-face style:name="MathJax Math" svg:font-family="'MathJax Math'"/>
    <style:font-face style:name="Liberation Serif1" svg:font-family="'Liberation Serif'" style:font-family-generic="roman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245cm" fo:margin-bottom="0cm" loext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212cm" fo:margin-bottom="0cm" loext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loext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282cm" fo:margin-bottom="0cm" loext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245cm" fo:margin-bottom="0cm" loext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212cm" fo:margin-bottom="0cm" loext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22:27:04.843360967</meta:creation-date>
    <dc:date>2021-04-30T23:54:43.442576612</dc:date>
    <meta:editing-duration>PT1H21M34S</meta:editing-duration>
    <meta:editing-cycles>141</meta:editing-cycles>
    <meta:generator>LibreOffice/6.4.7.2$Linux_X86_64 LibreOffice_project/40$Build-2</meta:generator>
    <meta:document-statistic meta:table-count="0" meta:image-count="0" meta:object-count="0" meta:page-count="5" meta:paragraph-count="141" meta:word-count="840" meta:character-count="5217" meta:non-whitespace-character-count="4403"/>
  </office:meta>
</office:document-meta>
</file>